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6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3.01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JustDataForLab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/>
          <table:table-cell table:number-columns-repeated="4"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style-name="ro2">
          <table:table-cell table:style-name="ce4"/>
          <table:table-cell table:number-columns-repeated="4" table:style-name="ce5"/>
          <table:table-cell table:number-columns-repeated="3" table:style-name="ce4"/>
          <table:table-cell table:style-name="ce6"/>
          <table:table-cell table:number-columns-repeated="16375" table:style-name="ce4"/>
        </table:table-row>
        <table:table-row table:style-name="ro3">
          <table:table-cell table:style-name="ce4"/>
          <table:table-cell table:number-columns-repeated="4" table:style-name="ce5"/>
          <table:table-cell office:value-type="string" table:style-name="ce7">
            <text:p>Least Squares Curve Fit for a Line</text:p>
          </table:table-cell>
          <table:table-cell table:number-columns-repeated="2" table:style-name="ce4"/>
          <table:table-cell table:style-name="ce6"/>
          <table:table-cell table:number-columns-repeated="16375" table:style-name="ce4"/>
        </table:table-row>
        <table:table-row table:style-name="ro2">
          <table:table-cell table:style-name="ce4"/>
          <table:table-cell table:number-columns-repeated="4" table:style-name="ce5"/>
          <table:table-cell table:number-columns-repeated="3" table:style-name="ce4"/>
          <table:table-cell table:style-name="ce6"/>
          <table:table-cell table:number-columns-repeated="16375" table:style-name="ce4"/>
        </table:table-row>
        <table:table-row table:style-name="ro2">
          <table:table-cell table:style-name="ce4"/>
          <table:table-cell table:number-columns-repeated="4" table:style-name="ce5"/>
          <table:table-cell table:number-columns-repeated="3" table:style-name="ce4"/>
          <table:table-cell office:value-type="float" office:value="4514" table:style-name="ce6">
            <text:p>4514.00</text:p>
          </table:table-cell>
          <table:table-cell office:value-type="string" table:style-name="ce4">
            <text:p><text:s/>= SumX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table:number-columns-repeated="2" table:style-name="ce5"/>
          <table:table-cell office:value-type="string" table:style-name="ce5">
            <text:p>Derived m =</text:p>
          </table:table-cell>
          <table:table-cell office:value-type="float" office:value="0.56285331256255899" table:style-name="ce8">
            <text:p>0.5629</text:p>
          </table:table-cell>
          <table:table-cell office:value-type="float" office:value="0.55555555555555602" table:style-name="ce9">
            <text:p>0.5556</text:p>
          </table:table-cell>
          <table:table-cell office:value-type="string" table:style-name="ce4">
            <text:p><text:s/>= m</text:p>
          </table:table-cell>
          <table:table-cell table:style-name="ce4"/>
          <table:table-cell office:value-type="float" office:value="1880.59273054707" table:style-name="ce6">
            <text:p>1880.59</text:p>
          </table:table-cell>
          <table:table-cell office:value-type="string" table:style-name="ce4">
            <text:p><text:s/>= SumY'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table:number-columns-repeated="2" table:style-name="ce5"/>
          <table:table-cell office:value-type="string" table:style-name="ce5">
            <text:p>Derived b =</text:p>
          </table:table-cell>
          <table:table-cell office:value-type="float" office:value="-17.841273577306001" table:style-name="ce8">
            <text:p>-17.8413</text:p>
          </table:table-cell>
          <table:table-cell office:value-type="float" office:value="-17.7777777777778" table:style-name="ce9">
            <text:p>-17.7778</text:p>
          </table:table-cell>
          <table:table-cell office:value-type="string" table:style-name="ce4">
            <text:p><text:s/>= b</text:p>
          </table:table-cell>
          <table:table-cell table:style-name="ce4"/>
          <table:table-cell office:value-type="float" office:value="656158" table:style-name="ce6">
            <text:p>656158.00</text:p>
          </table:table-cell>
          <table:table-cell office:value-type="string" table:style-name="ce4">
            <text:p><text:s/>= SumX*X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table:number-columns-repeated="4" table:style-name="ce5"/>
          <table:table-cell office:value-type="float" office:value="7.5" table:style-name="ce4">
            <text:p>7.5</text:p>
          </table:table-cell>
          <table:table-cell office:value-type="string" table:style-name="ce4">
            <text:p><text:s/>= Error Magnitude</text:p>
          </table:table-cell>
          <table:table-cell table:style-name="ce4"/>
          <table:table-cell office:value-type="float" office:value="288785.19493646402" table:style-name="ce6">
            <text:p>288785.19</text:p>
          </table:table-cell>
          <table:table-cell office:value-type="string" table:style-name="ce4">
            <text:p><text:s/>= SumX*Y'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table:number-columns-repeated="4" table:style-name="ce5"/>
          <table:table-cell table:number-columns-repeated="3" table:style-name="ce4"/>
          <table:table-cell table:style-name="ce6"/>
          <table:table-cell table:number-columns-repeated="16375" table:style-name="ce4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style-name="ro2">
          <table:table-cell table:style-name="ce4"/>
          <table:table-cell office:value-type="string" table:style-name="ce5">
            <text:p>Count</text:p>
          </table:table-cell>
          <table:table-cell office:value-type="string" table:style-name="ce5">
            <text:p>Deg F^0</text:p>
          </table:table-cell>
          <table:table-cell office:value-type="string" table:style-name="ce5">
            <text:p>Deg F</text:p>
          </table:table-cell>
          <table:table-cell office:value-type="string" table:style-name="ce5">
            <text:p>Deg C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Measurement</text:p>
          </table:table-cell>
          <table:table-cell office:value-type="string" table:style-name="ce5">
            <text:p>For Summing</text:p>
          </table:table-cell>
          <table:table-cell office:value-type="string" table:style-name="ce6">
            <text:p>For Summing</text:p>
          </table:table-cell>
          <table:table-cell office:value-type="string" table:style-name="ce6">
            <text:p>Calculated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5">
            <text:p>n</text:p>
          </table:table-cell>
          <table:table-cell office:value-type="string" table:style-name="ce5">
            <text:p>X^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Y</text:p>
          </table:table-cell>
          <table:table-cell office:value-type="string" table:style-name="ce6">
            <text:p>e</text:p>
          </table:table-cell>
          <table:table-cell office:value-type="string" table:style-name="ce6">
            <text:p>Y'</text:p>
          </table:table-cell>
          <table:table-cell office:value-type="string" table:style-name="ce5">
            <text:p>X*X</text:p>
          </table:table-cell>
          <table:table-cell office:value-type="string" table:style-name="ce6">
            <text:p>X*Y'</text:p>
          </table:table-cell>
          <table:table-cell office:value-type="string" table:style-name="ce6">
            <text:p>Y</text:p>
          </table:table-cell>
          <table:table-cell table:number-columns-repeated="16374" table:style-name="ce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3">
            <text:p>0.00</text:p>
          </table:table-cell>
          <table:table-cell office:value-type="float" office:value="-1.2200275459326799" table:style-name="ce3">
            <text:p>-1.22</text:p>
          </table:table-cell>
          <table:table-cell office:value-type="float" office:value="-1.2200275459326799" table:style-name="ce3">
            <text:p>-1.22</text:p>
          </table:table-cell>
          <table:table-cell office:value-type="float" office:value="1024" table:style-name="ce2">
            <text:p>1024</text:p>
          </table:table-cell>
          <table:table-cell office:value-type="float" office:value="-39.0408814698458" table:style-name="ce3">
            <text:p>-39.04</text:p>
          </table:table-cell>
          <table:table-cell office:value-type="float" office:value="0.17003242469589" table:style-name="ce3">
            <text:p>0.1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2.7777777777777799" table:style-name="ce3">
            <text:p>2.78</text:p>
          </table:table-cell>
          <table:table-cell office:value-type="float" office:value="-2.4802361824549699" table:style-name="ce3">
            <text:p>-2.48</text:p>
          </table:table-cell>
          <table:table-cell office:value-type="float" office:value="0.297541595322805" table:style-name="ce3">
            <text:p>0.30</text:p>
          </table:table-cell>
          <table:table-cell office:value-type="float" office:value="1369" table:style-name="ce2">
            <text:p>1369</text:p>
          </table:table-cell>
          <table:table-cell office:value-type="float" office:value="11.0090390269438" table:style-name="ce3">
            <text:p>11.01</text:p>
          </table:table-cell>
          <table:table-cell office:value-type="float" office:value="2.9842989875086801" table:style-name="ce3">
            <text:p>2.9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5.5555555555555598" table:style-name="ce3">
            <text:p>5.56</text:p>
          </table:table-cell>
          <table:table-cell office:value-type="float" office:value="-6.9306972110644001" table:style-name="ce3">
            <text:p>-6.93</text:p>
          </table:table-cell>
          <table:table-cell office:value-type="float" office:value="-1.37514165550884" table:style-name="ce3">
            <text:p>-1.38</text:p>
          </table:table-cell>
          <table:table-cell office:value-type="float" office:value="1764" table:style-name="ce2">
            <text:p>1764</text:p>
          </table:table-cell>
          <table:table-cell office:value-type="float" office:value="-57.7559495313713" table:style-name="ce3">
            <text:p>-57.76</text:p>
          </table:table-cell>
          <table:table-cell office:value-type="float" office:value="5.7985655503214799" table:style-name="ce3">
            <text:p>5.8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8.3333333333333304" table:style-name="ce3">
            <text:p>8.33</text:p>
          </table:table-cell>
          <table:table-cell office:value-type="float" office:value="6.6125965013634396" table:style-name="ce3">
            <text:p>6.61</text:p>
          </table:table-cell>
          <table:table-cell office:value-type="float" office:value="14.9459298346968" table:style-name="ce3">
            <text:p>14.95</text:p>
          </table:table-cell>
          <table:table-cell office:value-type="float" office:value="2209" table:style-name="ce2">
            <text:p>2209</text:p>
          </table:table-cell>
          <table:table-cell office:value-type="float" office:value="702.45870223074803" table:style-name="ce3">
            <text:p>702.46</text:p>
          </table:table-cell>
          <table:table-cell office:value-type="float" office:value="8.6128321131342709" table:style-name="ce3">
            <text:p>8.6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2" table:style-name="ce2">
            <text:p>52</text:p>
          </table:table-cell>
          <table:table-cell office:value-type="float" office:value="11.1111111111111" table:style-name="ce3">
            <text:p>11.11</text:p>
          </table:table-cell>
          <table:table-cell office:value-type="float" office:value="-2.5067449396010502" table:style-name="ce3">
            <text:p>-2.51</text:p>
          </table:table-cell>
          <table:table-cell office:value-type="float" office:value="8.6043661715100601" table:style-name="ce3">
            <text:p>8.60</text:p>
          </table:table-cell>
          <table:table-cell office:value-type="float" office:value="2704" table:style-name="ce2">
            <text:p>2704</text:p>
          </table:table-cell>
          <table:table-cell office:value-type="float" office:value="447.42704091852301" table:style-name="ce3">
            <text:p>447.43</text:p>
          </table:table-cell>
          <table:table-cell office:value-type="float" office:value="11.4270986759471" table:style-name="ce3">
            <text:p>11.4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13.8888888888889" table:style-name="ce3">
            <text:p>13.89</text:p>
          </table:table-cell>
          <table:table-cell office:value-type="float" office:value="6.8154259398579597" table:style-name="ce3">
            <text:p>6.82</text:p>
          </table:table-cell>
          <table:table-cell office:value-type="float" office:value="20.704314828746799" table:style-name="ce3">
            <text:p>20.70</text:p>
          </table:table-cell>
          <table:table-cell office:value-type="float" office:value="3249" table:style-name="ce2">
            <text:p>3249</text:p>
          </table:table-cell>
          <table:table-cell office:value-type="float" office:value="1180.14594523857" table:style-name="ce3">
            <text:p>1180.15</text:p>
          </table:table-cell>
          <table:table-cell office:value-type="float" office:value="14.241365238759901" table:style-name="ce3">
            <text:p>14.2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62" table:style-name="ce2">
            <text:p>62</text:p>
          </table:table-cell>
          <table:table-cell office:value-type="float" office:value="16.6666666666667" table:style-name="ce3">
            <text:p>16.67</text:p>
          </table:table-cell>
          <table:table-cell office:value-type="float" office:value="-2.3266155039891601" table:style-name="ce3">
            <text:p>-2.33</text:p>
          </table:table-cell>
          <table:table-cell office:value-type="float" office:value="14.340051162677501" table:style-name="ce3">
            <text:p>14.34</text:p>
          </table:table-cell>
          <table:table-cell office:value-type="float" office:value="3844" table:style-name="ce2">
            <text:p>3844</text:p>
          </table:table-cell>
          <table:table-cell office:value-type="float" office:value="889.08317208600499" table:style-name="ce3">
            <text:p>889.08</text:p>
          </table:table-cell>
          <table:table-cell office:value-type="float" office:value="17.055631801572702" table:style-name="ce3">
            <text:p>17.0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67" table:style-name="ce2">
            <text:p>67</text:p>
          </table:table-cell>
          <table:table-cell office:value-type="float" office:value="19.4444444444444" table:style-name="ce3">
            <text:p>19.44</text:p>
          </table:table-cell>
          <table:table-cell office:value-type="float" office:value="2.53598521929234" table:style-name="ce3">
            <text:p>2.54</text:p>
          </table:table-cell>
          <table:table-cell office:value-type="float" office:value="21.9804296637368" table:style-name="ce3">
            <text:p>21.98</text:p>
          </table:table-cell>
          <table:table-cell office:value-type="float" office:value="4489" table:style-name="ce2">
            <text:p>4489</text:p>
          </table:table-cell>
          <table:table-cell office:value-type="float" office:value="1472.68878747036" table:style-name="ce3">
            <text:p>1472.69</text:p>
          </table:table-cell>
          <table:table-cell office:value-type="float" office:value="19.869898364385499" table:style-name="ce3">
            <text:p>19.8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72" table:style-name="ce2">
            <text:p>72</text:p>
          </table:table-cell>
          <table:table-cell office:value-type="float" office:value="22.2222222222222" table:style-name="ce3">
            <text:p>22.22</text:p>
          </table:table-cell>
          <table:table-cell office:value-type="float" office:value="-5.2914720098487997" table:style-name="ce3">
            <text:p>-5.29</text:p>
          </table:table-cell>
          <table:table-cell office:value-type="float" office:value="16.9307502123734" table:style-name="ce3">
            <text:p>16.93</text:p>
          </table:table-cell>
          <table:table-cell office:value-type="float" office:value="5184" table:style-name="ce2">
            <text:p>5184</text:p>
          </table:table-cell>
          <table:table-cell office:value-type="float" office:value="1219.01401529089" table:style-name="ce3">
            <text:p>1219.01</text:p>
          </table:table-cell>
          <table:table-cell office:value-type="float" office:value="22.6841649271982" table:style-name="ce3">
            <text:p>22.6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77" table:style-name="ce2">
            <text:p>77</text:p>
          </table:table-cell>
          <table:table-cell office:value-type="float" office:value="25" table:style-name="ce3">
            <text:p>25.00</text:p>
          </table:table-cell>
          <table:table-cell office:value-type="float" office:value="-0.40468397783115501" table:style-name="ce3">
            <text:p>-0.40</text:p>
          </table:table-cell>
          <table:table-cell office:value-type="float" office:value="24.595316022168799" table:style-name="ce3">
            <text:p>24.60</text:p>
          </table:table-cell>
          <table:table-cell office:value-type="float" office:value="5929" table:style-name="ce2">
            <text:p>5929</text:p>
          </table:table-cell>
          <table:table-cell office:value-type="float" office:value="1893.8393337069999" table:style-name="ce3">
            <text:p>1893.84</text:p>
          </table:table-cell>
          <table:table-cell office:value-type="float" office:value="25.498431490011001" table:style-name="ce3">
            <text:p>25.5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82" table:style-name="ce2">
            <text:p>82</text:p>
          </table:table-cell>
          <table:table-cell office:value-type="float" office:value="27.7777777777778" table:style-name="ce3">
            <text:p>27.78</text:p>
          </table:table-cell>
          <table:table-cell office:value-type="float" office:value="1.55481559108011" table:style-name="ce3">
            <text:p>1.55</text:p>
          </table:table-cell>
          <table:table-cell office:value-type="float" office:value="29.3325933688579" table:style-name="ce3">
            <text:p>29.33</text:p>
          </table:table-cell>
          <table:table-cell office:value-type="float" office:value="6724" table:style-name="ce2">
            <text:p>6724</text:p>
          </table:table-cell>
          <table:table-cell office:value-type="float" office:value="2405.2726562463499" table:style-name="ce3">
            <text:p>2405.27</text:p>
          </table:table-cell>
          <table:table-cell office:value-type="float" office:value="28.312698052823801" table:style-name="ce3">
            <text:p>28.3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87" table:style-name="ce2">
            <text:p>87</text:p>
          </table:table-cell>
          <table:table-cell office:value-type="float" office:value="30.5555555555556" table:style-name="ce3">
            <text:p>30.56</text:p>
          </table:table-cell>
          <table:table-cell office:value-type="float" office:value="2.6925526920240399" table:style-name="ce3">
            <text:p>2.69</text:p>
          </table:table-cell>
          <table:table-cell office:value-type="float" office:value="33.248108247579601" table:style-name="ce3">
            <text:p>33.25</text:p>
          </table:table-cell>
          <table:table-cell office:value-type="float" office:value="7569" table:style-name="ce2">
            <text:p>7569</text:p>
          </table:table-cell>
          <table:table-cell office:value-type="float" office:value="2892.5854175394202" table:style-name="ce3">
            <text:p>2892.59</text:p>
          </table:table-cell>
          <table:table-cell office:value-type="float" office:value="31.126964615636599" table:style-name="ce3">
            <text:p>31.1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92" table:style-name="ce2">
            <text:p>92</text:p>
          </table:table-cell>
          <table:table-cell office:value-type="float" office:value="33.3333333333333" table:style-name="ce3">
            <text:p>33.33</text:p>
          </table:table-cell>
          <table:table-cell office:value-type="float" office:value="-6.08360347570851" table:style-name="ce3">
            <text:p>-6.08</text:p>
          </table:table-cell>
          <table:table-cell office:value-type="float" office:value="27.2497298576248" table:style-name="ce3">
            <text:p>27.25</text:p>
          </table:table-cell>
          <table:table-cell office:value-type="float" office:value="8464" table:style-name="ce2">
            <text:p>8464</text:p>
          </table:table-cell>
          <table:table-cell office:value-type="float" office:value="2506.97514690148" table:style-name="ce3">
            <text:p>2506.98</text:p>
          </table:table-cell>
          <table:table-cell office:value-type="float" office:value="33.941231178449399" table:style-name="ce3">
            <text:p>33.9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97" table:style-name="ce2">
            <text:p>97</text:p>
          </table:table-cell>
          <table:table-cell office:value-type="float" office:value="36.1111111111111" table:style-name="ce3">
            <text:p>36.11</text:p>
          </table:table-cell>
          <table:table-cell office:value-type="float" office:value="3.3730357722379298" table:style-name="ce3">
            <text:p>3.37</text:p>
          </table:table-cell>
          <table:table-cell office:value-type="float" office:value="39.484146883348998" table:style-name="ce3">
            <text:p>39.48</text:p>
          </table:table-cell>
          <table:table-cell office:value-type="float" office:value="9409" table:style-name="ce2">
            <text:p>9409</text:p>
          </table:table-cell>
          <table:table-cell office:value-type="float" office:value="3829.9622476848599" table:style-name="ce3">
            <text:p>3829.96</text:p>
          </table:table-cell>
          <table:table-cell office:value-type="float" office:value="36.755497741262197" table:style-name="ce3">
            <text:p>36.7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02" table:style-name="ce2">
            <text:p>102</text:p>
          </table:table-cell>
          <table:table-cell office:value-type="float" office:value="38.8888888888889" table:style-name="ce3">
            <text:p>38.89</text:p>
          </table:table-cell>
          <table:table-cell office:value-type="float" office:value="5.1766756188590097" table:style-name="ce3">
            <text:p>5.18</text:p>
          </table:table-cell>
          <table:table-cell office:value-type="float" office:value="44.065564507747901" table:style-name="ce3">
            <text:p>44.07</text:p>
          </table:table-cell>
          <table:table-cell office:value-type="float" office:value="10404" table:style-name="ce2">
            <text:p>10404</text:p>
          </table:table-cell>
          <table:table-cell office:value-type="float" office:value="4494.6875797902903" table:style-name="ce3">
            <text:p>4494.69</text:p>
          </table:table-cell>
          <table:table-cell office:value-type="float" office:value="39.569764304075001" table:style-name="ce3">
            <text:p>39.5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07" table:style-name="ce2">
            <text:p>107</text:p>
          </table:table-cell>
          <table:table-cell office:value-type="float" office:value="41.6666666666667" table:style-name="ce3">
            <text:p>41.67</text:p>
          </table:table-cell>
          <table:table-cell office:value-type="float" office:value="-4.1741317603737098" table:style-name="ce3">
            <text:p>-4.17</text:p>
          </table:table-cell>
          <table:table-cell office:value-type="float" office:value="37.492534906293002" table:style-name="ce3">
            <text:p>37.49</text:p>
          </table:table-cell>
          <table:table-cell office:value-type="float" office:value="11449" table:style-name="ce2">
            <text:p>11449</text:p>
          </table:table-cell>
          <table:table-cell office:value-type="float" office:value="4011.70123497335" table:style-name="ce3">
            <text:p>4011.70</text:p>
          </table:table-cell>
          <table:table-cell office:value-type="float" office:value="42.384030866887798" table:style-name="ce3">
            <text:p>42.3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112" table:style-name="ce2">
            <text:p>112</text:p>
          </table:table-cell>
          <table:table-cell office:value-type="float" office:value="44.4444444444444" table:style-name="ce3">
            <text:p>44.44</text:p>
          </table:table-cell>
          <table:table-cell office:value-type="float" office:value="2.6815342786721899" table:style-name="ce3">
            <text:p>2.68</text:p>
          </table:table-cell>
          <table:table-cell office:value-type="float" office:value="47.125978723116603" table:style-name="ce3">
            <text:p>47.13</text:p>
          </table:table-cell>
          <table:table-cell office:value-type="float" office:value="12544" table:style-name="ce2">
            <text:p>12544</text:p>
          </table:table-cell>
          <table:table-cell office:value-type="float" office:value="5278.1096169890598" table:style-name="ce3">
            <text:p>5278.11</text:p>
          </table:table-cell>
          <table:table-cell office:value-type="float" office:value="45.198297429700602" table:style-name="ce3">
            <text:p>45.2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117" table:style-name="ce2">
            <text:p>117</text:p>
          </table:table-cell>
          <table:table-cell office:value-type="float" office:value="47.2222222222222" table:style-name="ce3">
            <text:p>47.22</text:p>
          </table:table-cell>
          <table:table-cell office:value-type="float" office:value="4.6848892746493203" table:style-name="ce3">
            <text:p>4.68</text:p>
          </table:table-cell>
          <table:table-cell office:value-type="float" office:value="51.907111496871501" table:style-name="ce3">
            <text:p>51.91</text:p>
          </table:table-cell>
          <table:table-cell office:value-type="float" office:value="13689" table:style-name="ce2">
            <text:p>13689</text:p>
          </table:table-cell>
          <table:table-cell office:value-type="float" office:value="6073.1320451339698" table:style-name="ce3">
            <text:p>6073.13</text:p>
          </table:table-cell>
          <table:table-cell office:value-type="float" office:value="48.0125639925134" table:style-name="ce3">
            <text:p>48.0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122" table:style-name="ce2">
            <text:p>122</text:p>
          </table:table-cell>
          <table:table-cell office:value-type="float" office:value="50" table:style-name="ce3">
            <text:p>50.00</text:p>
          </table:table-cell>
          <table:table-cell office:value-type="float" office:value="3.0483503057621402" table:style-name="ce3">
            <text:p>3.05</text:p>
          </table:table-cell>
          <table:table-cell office:value-type="float" office:value="53.048350305762199" table:style-name="ce3">
            <text:p>53.05</text:p>
          </table:table-cell>
          <table:table-cell office:value-type="float" office:value="14884" table:style-name="ce2">
            <text:p>14884</text:p>
          </table:table-cell>
          <table:table-cell office:value-type="float" office:value="6471.8987373029804" table:style-name="ce3">
            <text:p>6471.90</text:p>
          </table:table-cell>
          <table:table-cell office:value-type="float" office:value="50.826830555326197" table:style-name="ce3">
            <text:p>50.8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27" table:style-name="ce2">
            <text:p>127</text:p>
          </table:table-cell>
          <table:table-cell office:value-type="float" office:value="52.7777777777778" table:style-name="ce3">
            <text:p>52.78</text:p>
          </table:table-cell>
          <table:table-cell office:value-type="float" office:value="2.0597814128268501" table:style-name="ce3">
            <text:p>2.06</text:p>
          </table:table-cell>
          <table:table-cell office:value-type="float" office:value="54.837559190604601" table:style-name="ce3">
            <text:p>54.84</text:p>
          </table:table-cell>
          <table:table-cell office:value-type="float" office:value="16129" table:style-name="ce2">
            <text:p>16129</text:p>
          </table:table-cell>
          <table:table-cell office:value-type="float" office:value="6964.3700172067902" table:style-name="ce3">
            <text:p>6964.37</text:p>
          </table:table-cell>
          <table:table-cell office:value-type="float" office:value="53.641097118139001" table:style-name="ce3">
            <text:p>53.6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132" table:style-name="ce2">
            <text:p>132</text:p>
          </table:table-cell>
          <table:table-cell office:value-type="float" office:value="55.5555555555556" table:style-name="ce3">
            <text:p>55.56</text:p>
          </table:table-cell>
          <table:table-cell office:value-type="float" office:value="5.9768499608617303" table:style-name="ce3">
            <text:p>5.98</text:p>
          </table:table-cell>
          <table:table-cell office:value-type="float" office:value="61.532405516417299" table:style-name="ce3">
            <text:p>61.53</text:p>
          </table:table-cell>
          <table:table-cell office:value-type="float" office:value="17424" table:style-name="ce2">
            <text:p>17424</text:p>
          </table:table-cell>
          <table:table-cell office:value-type="float" office:value="8122.2775281670802" table:style-name="ce3">
            <text:p>8122.28</text:p>
          </table:table-cell>
          <table:table-cell office:value-type="float" office:value="56.455363680951798" table:style-name="ce3">
            <text:p>56.4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137" table:style-name="ce2">
            <text:p>137</text:p>
          </table:table-cell>
          <table:table-cell office:value-type="float" office:value="58.3333333333333" table:style-name="ce3">
            <text:p>58.33</text:p>
          </table:table-cell>
          <table:table-cell office:value-type="float" office:value="6.6747540340293199" table:style-name="ce3">
            <text:p>6.67</text:p>
          </table:table-cell>
          <table:table-cell office:value-type="float" office:value="65.008087367362705" table:style-name="ce3">
            <text:p>65.01</text:p>
          </table:table-cell>
          <table:table-cell office:value-type="float" office:value="18769" table:style-name="ce2">
            <text:p>18769</text:p>
          </table:table-cell>
          <table:table-cell office:value-type="float" office:value="8906.1079693286902" table:style-name="ce3">
            <text:p>8906.11</text:p>
          </table:table-cell>
          <table:table-cell office:value-type="float" office:value="59.269630243764603" table:style-name="ce3">
            <text:p>59.2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142" table:style-name="ce2">
            <text:p>142</text:p>
          </table:table-cell>
          <table:table-cell office:value-type="float" office:value="61.1111111111111" table:style-name="ce3">
            <text:p>61.11</text:p>
          </table:table-cell>
          <table:table-cell office:value-type="float" office:value="0.954837491735816" table:style-name="ce3">
            <text:p>0.95</text:p>
          </table:table-cell>
          <table:table-cell office:value-type="float" office:value="62.065948602846902" table:style-name="ce3">
            <text:p>62.07</text:p>
          </table:table-cell>
          <table:table-cell office:value-type="float" office:value="20164" table:style-name="ce2">
            <text:p>20164</text:p>
          </table:table-cell>
          <table:table-cell office:value-type="float" office:value="8813.3647016042596" table:style-name="ce3">
            <text:p>8813.36</text:p>
          </table:table-cell>
          <table:table-cell office:value-type="float" office:value="62.0838968065774" table:style-name="ce3">
            <text:p>62.0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47" table:style-name="ce2">
            <text:p>147</text:p>
          </table:table-cell>
          <table:table-cell office:value-type="float" office:value="63.8888888888889" table:style-name="ce3">
            <text:p>63.89</text:p>
          </table:table-cell>
          <table:table-cell office:value-type="float" office:value="0.25760192424058898" table:style-name="ce3">
            <text:p>0.26</text:p>
          </table:table-cell>
          <table:table-cell office:value-type="float" office:value="64.146490813129503" table:style-name="ce3">
            <text:p>64.15</text:p>
          </table:table-cell>
          <table:table-cell office:value-type="float" office:value="21609" table:style-name="ce2">
            <text:p>21609</text:p>
          </table:table-cell>
          <table:table-cell office:value-type="float" office:value="9429.5341495300308" table:style-name="ce3">
            <text:p>9429.53</text:p>
          </table:table-cell>
          <table:table-cell office:value-type="float" office:value="64.898163369390204" table:style-name="ce3">
            <text:p>64.9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152" table:style-name="ce2">
            <text:p>152</text:p>
          </table:table-cell>
          <table:table-cell office:value-type="float" office:value="66.6666666666667" table:style-name="ce3">
            <text:p>66.67</text:p>
          </table:table-cell>
          <table:table-cell office:value-type="float" office:value="4.3417086219415104" table:style-name="ce3">
            <text:p>4.34</text:p>
          </table:table-cell>
          <table:table-cell office:value-type="float" office:value="71.008375288608207" table:style-name="ce3">
            <text:p>71.01</text:p>
          </table:table-cell>
          <table:table-cell office:value-type="float" office:value="23104" table:style-name="ce2">
            <text:p>23104</text:p>
          </table:table-cell>
          <table:table-cell office:value-type="float" office:value="10793.273043868399" table:style-name="ce3">
            <text:p>10793.27</text:p>
          </table:table-cell>
          <table:table-cell office:value-type="float" office:value="67.712429932202994" table:style-name="ce3">
            <text:p>67.7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157" table:style-name="ce2">
            <text:p>157</text:p>
          </table:table-cell>
          <table:table-cell office:value-type="float" office:value="69.4444444444445" table:style-name="ce3">
            <text:p>69.44</text:p>
          </table:table-cell>
          <table:table-cell office:value-type="float" office:value="4.19725541956723" table:style-name="ce3">
            <text:p>4.20</text:p>
          </table:table-cell>
          <table:table-cell office:value-type="float" office:value="73.641699864011699" table:style-name="ce3">
            <text:p>73.64</text:p>
          </table:table-cell>
          <table:table-cell office:value-type="float" office:value="24649" table:style-name="ce2">
            <text:p>24649</text:p>
          </table:table-cell>
          <table:table-cell office:value-type="float" office:value="11561.746878649799" table:style-name="ce3">
            <text:p>11561.75</text:p>
          </table:table-cell>
          <table:table-cell office:value-type="float" office:value="70.526696495015699" table:style-name="ce3">
            <text:p>70.5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162" table:style-name="ce2">
            <text:p>162</text:p>
          </table:table-cell>
          <table:table-cell office:value-type="float" office:value="72.2222222222222" table:style-name="ce3">
            <text:p>72.22</text:p>
          </table:table-cell>
          <table:table-cell office:value-type="float" office:value="-0.39480763021856502" table:style-name="ce3">
            <text:p>-0.39</text:p>
          </table:table-cell>
          <table:table-cell office:value-type="float" office:value="71.827414592003706" table:style-name="ce3">
            <text:p>71.83</text:p>
          </table:table-cell>
          <table:table-cell office:value-type="float" office:value="26244" table:style-name="ce2">
            <text:p>26244</text:p>
          </table:table-cell>
          <table:table-cell office:value-type="float" office:value="11636.0411639046" table:style-name="ce3">
            <text:p>11636.04</text:p>
          </table:table-cell>
          <table:table-cell office:value-type="float" office:value="73.340963057828503" table:style-name="ce3">
            <text:p>73.3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167" table:style-name="ce2">
            <text:p>167</text:p>
          </table:table-cell>
          <table:table-cell office:value-type="float" office:value="75" table:style-name="ce3">
            <text:p>75.00</text:p>
          </table:table-cell>
          <table:table-cell office:value-type="float" office:value="-7.4446686822921002" table:style-name="ce3">
            <text:p>-7.44</text:p>
          </table:table-cell>
          <table:table-cell office:value-type="float" office:value="67.555331317707896" table:style-name="ce3">
            <text:p>67.56</text:p>
          </table:table-cell>
          <table:table-cell office:value-type="float" office:value="27889" table:style-name="ce2">
            <text:p>27889</text:p>
          </table:table-cell>
          <table:table-cell office:value-type="float" office:value="11281.7403300572" table:style-name="ce3">
            <text:p>11281.74</text:p>
          </table:table-cell>
          <table:table-cell office:value-type="float" office:value="76.155229620641293" table:style-name="ce3">
            <text:p>76.1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172" table:style-name="ce2">
            <text:p>172</text:p>
          </table:table-cell>
          <table:table-cell office:value-type="float" office:value="77.7777777777778" table:style-name="ce3">
            <text:p>77.78</text:p>
          </table:table-cell>
          <table:table-cell office:value-type="float" office:value="2.74431859259494" table:style-name="ce3">
            <text:p>2.74</text:p>
          </table:table-cell>
          <table:table-cell office:value-type="float" office:value="80.522096370372694" table:style-name="ce3">
            <text:p>80.52</text:p>
          </table:table-cell>
          <table:table-cell office:value-type="float" office:value="29584" table:style-name="ce2">
            <text:p>29584</text:p>
          </table:table-cell>
          <table:table-cell office:value-type="float" office:value="13849.800575704099" table:style-name="ce3">
            <text:p>13849.80</text:p>
          </table:table-cell>
          <table:table-cell office:value-type="float" office:value="78.969496183454098" table:style-name="ce3">
            <text:p>78.9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77" table:style-name="ce2">
            <text:p>177</text:p>
          </table:table-cell>
          <table:table-cell office:value-type="float" office:value="80.5555555555556" table:style-name="ce3">
            <text:p>80.56</text:p>
          </table:table-cell>
          <table:table-cell office:value-type="float" office:value="4.0238424239214501" table:style-name="ce3">
            <text:p>4.02</text:p>
          </table:table-cell>
          <table:table-cell office:value-type="float" office:value="84.579397979476994" table:style-name="ce3">
            <text:p>84.58</text:p>
          </table:table-cell>
          <table:table-cell office:value-type="float" office:value="31329" table:style-name="ce2">
            <text:p>31329</text:p>
          </table:table-cell>
          <table:table-cell office:value-type="float" office:value="14970.5534423674" table:style-name="ce3">
            <text:p>14970.55</text:p>
          </table:table-cell>
          <table:table-cell office:value-type="float" office:value="81.783762746266902" table:style-name="ce3">
            <text:p>81.7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82" table:style-name="ce2">
            <text:p>182</text:p>
          </table:table-cell>
          <table:table-cell office:value-type="float" office:value="83.3333333333333" table:style-name="ce3">
            <text:p>83.33</text:p>
          </table:table-cell>
          <table:table-cell office:value-type="float" office:value="-3.92259772284888" table:style-name="ce3">
            <text:p>-3.92</text:p>
          </table:table-cell>
          <table:table-cell office:value-type="float" office:value="79.410735610484494" table:style-name="ce3">
            <text:p>79.41</text:p>
          </table:table-cell>
          <table:table-cell office:value-type="float" office:value="33124" table:style-name="ce2">
            <text:p>33124</text:p>
          </table:table-cell>
          <table:table-cell office:value-type="float" office:value="14452.753881108199" table:style-name="ce3">
            <text:p>14452.75</text:p>
          </table:table-cell>
          <table:table-cell office:value-type="float" office:value="84.598029309079706" table:style-name="ce3">
            <text:p>84.6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187" table:style-name="ce2">
            <text:p>187</text:p>
          </table:table-cell>
          <table:table-cell office:value-type="float" office:value="86.1111111111111" table:style-name="ce3">
            <text:p>86.11</text:p>
          </table:table-cell>
          <table:table-cell office:value-type="float" office:value="-1.96993286604993" table:style-name="ce3">
            <text:p>-1.97</text:p>
          </table:table-cell>
          <table:table-cell office:value-type="float" office:value="84.141178245061198" table:style-name="ce3">
            <text:p>84.14</text:p>
          </table:table-cell>
          <table:table-cell office:value-type="float" office:value="34969" table:style-name="ce2">
            <text:p>34969</text:p>
          </table:table-cell>
          <table:table-cell office:value-type="float" office:value="15734.4003318264" table:style-name="ce3">
            <text:p>15734.40</text:p>
          </table:table-cell>
          <table:table-cell office:value-type="float" office:value="87.412295871892496" table:style-name="ce3">
            <text:p>87.4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192" table:style-name="ce2">
            <text:p>192</text:p>
          </table:table-cell>
          <table:table-cell office:value-type="float" office:value="88.8888888888889" table:style-name="ce3">
            <text:p>88.89</text:p>
          </table:table-cell>
          <table:table-cell office:value-type="float" office:value="3.3225348545238398" table:style-name="ce3">
            <text:p>3.32</text:p>
          </table:table-cell>
          <table:table-cell office:value-type="float" office:value="92.211423743412695" table:style-name="ce3">
            <text:p>92.21</text:p>
          </table:table-cell>
          <table:table-cell office:value-type="float" office:value="36864" table:style-name="ce2">
            <text:p>36864</text:p>
          </table:table-cell>
          <table:table-cell office:value-type="float" office:value="17704.593358735201" table:style-name="ce3">
            <text:p>17704.59</text:p>
          </table:table-cell>
          <table:table-cell office:value-type="float" office:value="90.226562434705301" table:style-name="ce3">
            <text:p>90.2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197" table:style-name="ce2">
            <text:p>197</text:p>
          </table:table-cell>
          <table:table-cell office:value-type="float" office:value="91.6666666666667" table:style-name="ce3">
            <text:p>91.67</text:p>
          </table:table-cell>
          <table:table-cell office:value-type="float" office:value="2.4213564977981101" table:style-name="ce3">
            <text:p>2.42</text:p>
          </table:table-cell>
          <table:table-cell office:value-type="float" office:value="94.088023164464801" table:style-name="ce3">
            <text:p>94.09</text:p>
          </table:table-cell>
          <table:table-cell office:value-type="float" office:value="38809" table:style-name="ce2">
            <text:p>38809</text:p>
          </table:table-cell>
          <table:table-cell office:value-type="float" office:value="18535.340563399601" table:style-name="ce3">
            <text:p>18535.34</text:p>
          </table:table-cell>
          <table:table-cell office:value-type="float" office:value="93.040828997518105" table:style-name="ce3">
            <text:p>93.0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202" table:style-name="ce2">
            <text:p>202</text:p>
          </table:table-cell>
          <table:table-cell office:value-type="float" office:value="94.4444444444445" table:style-name="ce3">
            <text:p>94.44</text:p>
          </table:table-cell>
          <table:table-cell office:value-type="float" office:value="-4.5882987859658897" table:style-name="ce3">
            <text:p>-4.59</text:p>
          </table:table-cell>
          <table:table-cell office:value-type="float" office:value="89.856145658478596" table:style-name="ce3">
            <text:p>89.86</text:p>
          </table:table-cell>
          <table:table-cell office:value-type="float" office:value="40804" table:style-name="ce2">
            <text:p>40804</text:p>
          </table:table-cell>
          <table:table-cell office:value-type="float" office:value="18150.9414230127" table:style-name="ce3">
            <text:p>18150.94</text:p>
          </table:table-cell>
          <table:table-cell office:value-type="float" office:value="95.855095560330895" table:style-name="ce3">
            <text:p>95.8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207" table:style-name="ce2">
            <text:p>207</text:p>
          </table:table-cell>
          <table:table-cell office:value-type="float" office:value="97.2222222222222" table:style-name="ce3">
            <text:p>97.22</text:p>
          </table:table-cell>
          <table:table-cell office:value-type="float" office:value="3.2228298357222198" table:style-name="ce3">
            <text:p>3.22</text:p>
          </table:table-cell>
          <table:table-cell office:value-type="float" office:value="100.445052057944" table:style-name="ce3">
            <text:p>100.45</text:p>
          </table:table-cell>
          <table:table-cell office:value-type="float" office:value="42849" table:style-name="ce2">
            <text:p>42849</text:p>
          </table:table-cell>
          <table:table-cell office:value-type="float" office:value="20792.1257759945" table:style-name="ce3">
            <text:p>20792.13</text:p>
          </table:table-cell>
          <table:table-cell office:value-type="float" office:value="98.669362123143699" table:style-name="ce3">
            <text:p>98.6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12" table:style-name="ce2">
            <text:p>212</text:p>
          </table:table-cell>
          <table:table-cell office:value-type="float" office:value="100" table:style-name="ce3">
            <text:p>100.00</text:p>
          </table:table-cell>
          <table:table-cell office:value-type="float" office:value="0.95771657768636898" table:style-name="ce3">
            <text:p>0.96</text:p>
          </table:table-cell>
          <table:table-cell office:value-type="float" office:value="100.957716577686" table:style-name="ce3">
            <text:p>100.96</text:p>
          </table:table-cell>
          <table:table-cell office:value-type="float" office:value="44944" table:style-name="ce2">
            <text:p>44944</text:p>
          </table:table-cell>
          <table:table-cell office:value-type="float" office:value="21403.035914469499" table:style-name="ce3">
            <text:p>21403.04</text:p>
          </table:table-cell>
          <table:table-cell office:value-type="float" office:value="101.48362868595601" table:style-name="ce3">
            <text:p>101.48</text:p>
          </table:table-cell>
          <table:table-cell table:number-columns-repeated="16374"/>
        </table:table-row>
        <table:table-row table:number-rows-repeated="1048526" table:style-name="ro1">
          <table:table-cell table:number-columns-repeated="16384"/>
        </table:table-row>
      </table:table>
      <table:table table:name="LinearCurveFit_YouCanChange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3"/>
        <table:table-column table:style-name="co8" table:default-cell-style-name="ce1"/>
        <table:table-column table:style-name="co1" table:number-columns-repeated="1015" table:default-cell-style-name="ce1"/>
        <table:table-column table:style-name="co5" table:number-columns-repeated="15360" table:default-cell-style-name="ce1"/>
        <table:table-row table:number-rows-repeated="2" table:style-name="ro2">
          <table:table-cell table:style-name="ce4"/>
          <table:table-cell table:number-columns-repeated="3" table:style-name="ce5"/>
          <table:table-cell table:number-columns-repeated="3" table:style-name="ce4"/>
          <table:table-cell table:style-name="ce6"/>
          <table:table-cell table:number-columns-repeated="16376" table:style-name="ce4"/>
        </table:table-row>
        <table:table-row table:style-name="ro3">
          <table:table-cell table:style-name="ce4"/>
          <table:table-cell table:number-columns-repeated="3" table:style-name="ce5"/>
          <table:table-cell office:value-type="string" table:style-name="ce7">
            <text:p>Least Squares Curve Fit for a Line</text:p>
          </table:table-cell>
          <table:table-cell table:number-columns-repeated="2" table:style-name="ce4"/>
          <table:table-cell table:style-name="ce6"/>
          <table:table-cell table:number-columns-repeated="16376" table:style-name="ce4"/>
        </table:table-row>
        <table:table-row table:style-name="ro2">
          <table:table-cell table:style-name="ce4"/>
          <table:table-cell table:number-columns-repeated="3" table:style-name="ce5"/>
          <table:table-cell table:number-columns-repeated="3" table:style-name="ce4"/>
          <table:table-cell table:style-name="ce6"/>
          <table:table-cell table:number-columns-repeated="16376" table:style-name="ce4"/>
        </table:table-row>
        <table:table-row table:style-name="ro2">
          <table:table-cell table:style-name="ce4"/>
          <table:table-cell table:number-columns-repeated="3" table:style-name="ce5"/>
          <table:table-cell table:number-columns-repeated="3" table:style-name="ce4"/>
          <table:table-cell office:value-type="float" office:value="4514" table:formula="of:=SUM([.C14:.C50])" table:style-name="ce6">
            <text:p>4514.00</text:p>
          </table:table-cell>
          <table:table-cell office:value-type="string" table:style-name="ce4">
            <text:p><text:s/>= SumX</text:p>
          </table:table-cell>
          <table:table-cell table:number-columns-repeated="16375" table:style-name="ce4"/>
        </table:table-row>
        <table:table-row table:style-name="ro2">
          <table:table-cell table:style-name="ce4"/>
          <table:table-cell table:style-name="ce5"/>
          <table:table-cell office:value-type="string" table:style-name="ce5">
            <text:p>Derived m =</text:p>
          </table:table-cell>
          <table:table-cell office:value-type="float" office:value="0.56915978179119553" table:formula="of:=([.H5]*[.H6]-[.B50]*[.H8])/([.H5]*[.H5]-[.B50]*[.H7])" table:style-name="ce8">
            <text:p>0.5692</text:p>
          </table:table-cell>
          <table:table-cell office:value-type="float" office:value="0.55555555555555558" table:formula="of:=5/9" table:style-name="ce9">
            <text:p>0.5556</text:p>
          </table:table-cell>
          <table:table-cell office:value-type="string" table:style-name="ce4">
            <text:p><text:s/>= m</text:p>
          </table:table-cell>
          <table:table-cell table:style-name="ce4"/>
          <table:table-cell office:value-type="float" office:value="1832.2731733602573" table:formula="of:=SUM([.F14:.F50])" table:style-name="ce6">
            <text:p>1832.27</text:p>
          </table:table-cell>
          <table:table-cell office:value-type="string" table:style-name="ce4">
            <text:p><text:s/>= SumY'</text:p>
          </table:table-cell>
          <table:table-cell table:number-columns-repeated="16375" table:style-name="ce4"/>
        </table:table-row>
        <table:table-row table:style-name="ro2">
          <table:table-cell table:style-name="ce4"/>
          <table:table-cell table:style-name="ce5"/>
          <table:table-cell office:value-type="string" table:style-name="ce5">
            <text:p>Derived b =</text:p>
          </table:table-cell>
          <table:table-cell office:value-type="float" office:value="-19.916596801221608" table:formula="of:=([.H6]-[.D6]*[.H5])/[.B50]" table:style-name="ce8">
            <text:p>-19.9166</text:p>
          </table:table-cell>
          <table:table-cell office:value-type="float" office:value="-17.777777777777779" table:formula="of:=-32*5/9" table:style-name="ce9">
            <text:p>-17.7778</text:p>
          </table:table-cell>
          <table:table-cell office:value-type="string" table:style-name="ce4">
            <text:p><text:s/>= b</text:p>
          </table:table-cell>
          <table:table-cell table:style-name="ce4"/>
          <table:table-cell office:value-type="float" office:value="656158" table:formula="of:=SUM([.G14:.G50])" table:style-name="ce6">
            <text:p>656158.00</text:p>
          </table:table-cell>
          <table:table-cell office:value-type="string" table:style-name="ce4">
            <text:p><text:s/>= SumX*X</text:p>
          </table:table-cell>
          <table:table-cell table:number-columns-repeated="16375" table:style-name="ce4"/>
        </table:table-row>
        <table:table-row table:style-name="ro2">
          <table:table-cell table:style-name="ce4"/>
          <table:table-cell table:number-columns-repeated="3" table:style-name="ce5"/>
          <table:table-cell office:value-type="float" office:value="10" table:style-name="ce4">
            <text:p>10</text:p>
          </table:table-cell>
          <table:table-cell office:value-type="string" table:style-name="ce4">
            <text:p><text:s/>= Error Magnitude</text:p>
          </table:table-cell>
          <table:table-cell table:style-name="ce4"/>
          <table:table-cell office:value-type="float" office:value="283555.22613983293" table:formula="of:=SUM([.H14:.H50])" table:style-name="ce6">
            <text:p>283555.23</text:p>
          </table:table-cell>
          <table:table-cell office:value-type="string" table:style-name="ce4">
            <text:p><text:s/>= SumX*Y</text:p>
          </table:table-cell>
          <table:table-cell table:number-columns-repeated="16375" table:style-name="ce4"/>
        </table:table-row>
        <table:table-row table:number-rows-repeated="3" table:style-name="ro2">
          <table:table-cell table:style-name="ce4"/>
          <table:table-cell table:number-columns-repeated="3" table:style-name="ce5"/>
          <table:table-cell table:number-columns-repeated="3" table:style-name="ce4"/>
          <table:table-cell table:style-name="ce6"/>
          <table:table-cell table:number-columns-repeated="16376" table:style-name="ce4"/>
        </table:table-row>
        <table:table-row table:style-name="ro2">
          <table:table-cell table:style-name="ce4"/>
          <table:table-cell office:value-type="string" table:style-name="ce5">
            <text:p>Count</text:p>
          </table:table-cell>
          <table:table-cell office:value-type="string" table:style-name="ce5">
            <text:p>Deg F</text:p>
          </table:table-cell>
          <table:table-cell office:value-type="string" table:style-name="ce5">
            <text:p>Deg C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Measurement</text:p>
          </table:table-cell>
          <table:table-cell office:value-type="string" table:style-name="ce5">
            <text:p>For Summing</text:p>
          </table:table-cell>
          <table:table-cell office:value-type="string" table:style-name="ce6">
            <text:p>For Summing</text:p>
          </table:table-cell>
          <table:table-cell office:value-type="string" table:style-name="ce6">
            <text:p>Calculated</text:p>
          </table:table-cell>
          <table:table-cell table:number-columns-repeated="16375" table:style-name="ce4"/>
        </table:table-row>
        <table:table-row table:style-name="ro2">
          <table:table-cell table:style-name="ce4"/>
          <table:table-cell office:value-type="string" table:style-name="ce5">
            <text:p>n</text:p>
          </table:table-cell>
          <table:table-cell office:value-type="string" table:style-name="ce5">
            <text:p>X</text:p>
          </table:table-cell>
          <table:table-cell office:value-type="string" table:style-name="ce5">
            <text:p>Y → Linear</text:p>
          </table:table-cell>
          <table:table-cell office:value-type="string" table:style-name="ce6">
            <text:p>e</text:p>
          </table:table-cell>
          <table:table-cell office:value-type="string" table:style-name="ce6">
            <text:p>Y' –&gt; Noise</text:p>
          </table:table-cell>
          <table:table-cell office:value-type="string" table:style-name="ce5">
            <text:p>X*X</text:p>
          </table:table-cell>
          <table:table-cell office:value-type="string" table:style-name="ce6">
            <text:p>X*Y'</text:p>
          </table:table-cell>
          <table:table-cell office:value-type="string" table:style-name="ce6">
            <text:p>Y → From Data</text:p>
          </table:table-cell>
          <table:table-cell table:number-columns-repeated="16375" table:style-name="ce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0" table:formula="of:=[.$E$6]*[.C14]+[.$E$7]" table:style-name="ce3">
            <text:p>0.00</text:p>
          </table:table-cell>
          <table:table-cell office:value-type="float" office:value="-7.5718036138740263" table:formula="of:=RAND()*2*[.$E$8]-[.$E$8]" table:style-name="ce3">
            <text:p>-7.57</text:p>
          </table:table-cell>
          <table:table-cell office:value-type="float" office:value="-7.5718036138740263" table:formula="of:=[.$E$6]*[.C14]+[.$E$7]+[.E14]" table:style-name="ce3">
            <text:p>-7.57</text:p>
          </table:table-cell>
          <table:table-cell office:value-type="float" office:value="1024" table:formula="of:=[.C14]*[.C14]" table:style-name="ce2">
            <text:p>1024</text:p>
          </table:table-cell>
          <table:table-cell office:value-type="float" office:value="-242.29771564396884" table:formula="of:=[.C14]*[.F14]" table:style-name="ce3">
            <text:p>-242.30</text:p>
          </table:table-cell>
          <table:table-cell office:value-type="float" office:value="-1.7034837839033514" table:formula="of:=[.$D$6]*[.C14]+[.$D$7]" table:style-name="ce3">
            <text:p>-1.7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37" table:formula="of:=[.C14]+5" table:style-name="ce2">
            <text:p>37</text:p>
          </table:table-cell>
          <table:table-cell office:value-type="float" office:value="2.7777777777777786" table:formula="of:=[.$E$6]*[.C15]+[.$E$7]" table:style-name="ce3">
            <text:p>2.78</text:p>
          </table:table-cell>
          <table:table-cell office:value-type="float" office:value="-7.4699054628698747E-2" table:formula="of:=RAND()*2*[.$E$8]-[.$E$8]" table:style-name="ce3">
            <text:p>-0.07</text:p>
          </table:table-cell>
          <table:table-cell office:value-type="float" office:value="2.7030787231490798" table:formula="of:=[.$E$6]*[.C15]+[.$E$7]+[.E15]" table:style-name="ce3">
            <text:p>2.70</text:p>
          </table:table-cell>
          <table:table-cell office:value-type="float" office:value="1369" table:formula="of:=[.C15]*[.C15]" table:style-name="ce2">
            <text:p>1369</text:p>
          </table:table-cell>
          <table:table-cell office:value-type="float" office:value="100.01391275651595" table:formula="of:=[.C15]*[.F15]" table:style-name="ce3">
            <text:p>100.01</text:p>
          </table:table-cell>
          <table:table-cell office:value-type="float" office:value="1.142315125052626" table:formula="of:=[.$D$6]*[.C15]+[.$D$7]" table:style-name="ce3">
            <text:p>1.1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42" table:formula="of:=[.C15]+5" table:style-name="ce2">
            <text:p>42</text:p>
          </table:table-cell>
          <table:table-cell office:value-type="float" office:value="5.5555555555555571" table:formula="of:=[.$E$6]*[.C16]+[.$E$7]" table:style-name="ce3">
            <text:p>5.56</text:p>
          </table:table-cell>
          <table:table-cell office:value-type="float" office:value="-3.3188658178872572" table:formula="of:=RAND()*2*[.$E$8]-[.$E$8]" table:style-name="ce3">
            <text:p>-3.32</text:p>
          </table:table-cell>
          <table:table-cell office:value-type="float" office:value="2.2366897376682999" table:formula="of:=[.$E$6]*[.C16]+[.$E$7]+[.E16]" table:style-name="ce3">
            <text:p>2.24</text:p>
          </table:table-cell>
          <table:table-cell office:value-type="float" office:value="1764" table:formula="of:=[.C16]*[.C16]" table:style-name="ce2">
            <text:p>1764</text:p>
          </table:table-cell>
          <table:table-cell office:value-type="float" office:value="93.940968982068597" table:formula="of:=[.C16]*[.F16]" table:style-name="ce3">
            <text:p>93.94</text:p>
          </table:table-cell>
          <table:table-cell office:value-type="float" office:value="3.9881140340086034" table:formula="of:=[.$D$6]*[.C16]+[.$D$7]" table:style-name="ce3">
            <text:p>3.9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47" table:formula="of:=[.C16]+5" table:style-name="ce2">
            <text:p>47</text:p>
          </table:table-cell>
          <table:table-cell office:value-type="float" office:value="8.3333333333333321" table:formula="of:=[.$E$6]*[.C17]+[.$E$7]" table:style-name="ce3">
            <text:p>8.33</text:p>
          </table:table-cell>
          <table:table-cell office:value-type="float" office:value="4.1968561128821413" table:formula="of:=RAND()*2*[.$E$8]-[.$E$8]" table:style-name="ce3">
            <text:p>4.20</text:p>
          </table:table-cell>
          <table:table-cell office:value-type="float" office:value="12.530189446215473" table:formula="of:=[.$E$6]*[.C17]+[.$E$7]+[.E17]" table:style-name="ce3">
            <text:p>12.53</text:p>
          </table:table-cell>
          <table:table-cell office:value-type="float" office:value="2209" table:formula="of:=[.C17]*[.C17]" table:style-name="ce2">
            <text:p>2209</text:p>
          </table:table-cell>
          <table:table-cell office:value-type="float" office:value="588.91890397212728" table:formula="of:=[.C17]*[.F17]" table:style-name="ce3">
            <text:p>588.92</text:p>
          </table:table-cell>
          <table:table-cell office:value-type="float" office:value="6.8339129429645809" table:formula="of:=[.$D$6]*[.C17]+[.$D$7]" table:style-name="ce3">
            <text:p>6.8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52" table:formula="of:=[.C17]+5" table:style-name="ce2">
            <text:p>52</text:p>
          </table:table-cell>
          <table:table-cell office:value-type="float" office:value="11.111111111111111" table:formula="of:=[.$E$6]*[.C18]+[.$E$7]" table:style-name="ce3">
            <text:p>11.11</text:p>
          </table:table-cell>
          <table:table-cell office:value-type="float" office:value="-2.3530777527588747" table:formula="of:=RAND()*2*[.$E$8]-[.$E$8]" table:style-name="ce3">
            <text:p>-2.35</text:p>
          </table:table-cell>
          <table:table-cell office:value-type="float" office:value="8.7580333583522361" table:formula="of:=[.$E$6]*[.C18]+[.$E$7]+[.E18]" table:style-name="ce3">
            <text:p>8.76</text:p>
          </table:table-cell>
          <table:table-cell office:value-type="float" office:value="2704" table:formula="of:=[.C18]*[.C18]" table:style-name="ce2">
            <text:p>2704</text:p>
          </table:table-cell>
          <table:table-cell office:value-type="float" office:value="455.41773463431628" table:formula="of:=[.C18]*[.F18]" table:style-name="ce3">
            <text:p>455.42</text:p>
          </table:table-cell>
          <table:table-cell office:value-type="float" office:value="9.6797118519205583" table:formula="of:=[.$D$6]*[.C18]+[.$D$7]" table:style-name="ce3">
            <text:p>9.6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57" table:formula="of:=[.C18]+5" table:style-name="ce2">
            <text:p>57</text:p>
          </table:table-cell>
          <table:table-cell office:value-type="float" office:value="13.888888888888889" table:formula="of:=[.$E$6]*[.C19]+[.$E$7]" table:style-name="ce3">
            <text:p>13.89</text:p>
          </table:table-cell>
          <table:table-cell office:value-type="float" office:value="1.901879785743926" table:formula="of:=RAND()*2*[.$E$8]-[.$E$8]" table:style-name="ce3">
            <text:p>1.90</text:p>
          </table:table-cell>
          <table:table-cell office:value-type="float" office:value="15.790768674632815" table:formula="of:=[.$E$6]*[.C19]+[.$E$7]+[.E19]" table:style-name="ce3">
            <text:p>15.79</text:p>
          </table:table-cell>
          <table:table-cell office:value-type="float" office:value="3249" table:formula="of:=[.C19]*[.C19]" table:style-name="ce2">
            <text:p>3249</text:p>
          </table:table-cell>
          <table:table-cell office:value-type="float" office:value="900.07381445407043" table:formula="of:=[.C19]*[.F19]" table:style-name="ce3">
            <text:p>900.07</text:p>
          </table:table-cell>
          <table:table-cell office:value-type="float" office:value="12.525510760876536" table:formula="of:=[.$D$6]*[.C19]+[.$D$7]" table:style-name="ce3">
            <text:p>12.5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62" table:formula="of:=[.C19]+5" table:style-name="ce2">
            <text:p>62</text:p>
          </table:table-cell>
          <table:table-cell office:value-type="float" office:value="16.666666666666664" table:formula="of:=[.$E$6]*[.C20]+[.$E$7]" table:style-name="ce3">
            <text:p>16.67</text:p>
          </table:table-cell>
          <table:table-cell office:value-type="float" office:value="-2.3883325163162379" table:formula="of:=RAND()*2*[.$E$8]-[.$E$8]" table:style-name="ce3">
            <text:p>-2.39</text:p>
          </table:table-cell>
          <table:table-cell office:value-type="float" office:value="14.278334150350426" table:formula="of:=[.$E$6]*[.C20]+[.$E$7]+[.E20]" table:style-name="ce3">
            <text:p>14.28</text:p>
          </table:table-cell>
          <table:table-cell office:value-type="float" office:value="3844" table:formula="of:=[.C20]*[.C20]" table:style-name="ce2">
            <text:p>3844</text:p>
          </table:table-cell>
          <table:table-cell office:value-type="float" office:value="885.25671732172646" table:formula="of:=[.C20]*[.F20]" table:style-name="ce3">
            <text:p>885.26</text:p>
          </table:table-cell>
          <table:table-cell office:value-type="float" office:value="15.371309669832513" table:formula="of:=[.$D$6]*[.C20]+[.$D$7]" table:style-name="ce3">
            <text:p>15.3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67" table:formula="of:=[.C20]+5" table:style-name="ce2">
            <text:p>67</text:p>
          </table:table-cell>
          <table:table-cell office:value-type="float" office:value="19.444444444444443" table:formula="of:=[.$E$6]*[.C21]+[.$E$7]" table:style-name="ce3">
            <text:p>19.44</text:p>
          </table:table-cell>
          <table:table-cell office:value-type="float" office:value="3.3509511173925954" table:formula="of:=RAND()*2*[.$E$8]-[.$E$8]" table:style-name="ce3">
            <text:p>3.35</text:p>
          </table:table-cell>
          <table:table-cell office:value-type="float" office:value="22.79539556183704" table:formula="of:=[.$E$6]*[.C21]+[.$E$7]+[.E21]" table:style-name="ce3">
            <text:p>22.80</text:p>
          </table:table-cell>
          <table:table-cell office:value-type="float" office:value="4489" table:formula="of:=[.C21]*[.C21]" table:style-name="ce2">
            <text:p>4489</text:p>
          </table:table-cell>
          <table:table-cell office:value-type="float" office:value="1527.2915026430817" table:formula="of:=[.C21]*[.F21]" table:style-name="ce3">
            <text:p>1527.29</text:p>
          </table:table-cell>
          <table:table-cell office:value-type="float" office:value="18.217108578788491" table:formula="of:=[.$D$6]*[.C21]+[.$D$7]" table:style-name="ce3">
            <text:p>18.2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72" table:formula="of:=[.C21]+5" table:style-name="ce2">
            <text:p>72</text:p>
          </table:table-cell>
          <table:table-cell office:value-type="float" office:value="22.222222222222221" table:formula="of:=[.$E$6]*[.C22]+[.$E$7]" table:style-name="ce3">
            <text:p>22.22</text:p>
          </table:table-cell>
          <table:table-cell office:value-type="float" office:value="3.4522357337848106" table:formula="of:=RAND()*2*[.$E$8]-[.$E$8]" table:style-name="ce3">
            <text:p>3.45</text:p>
          </table:table-cell>
          <table:table-cell office:value-type="float" office:value="25.674457956007032" table:formula="of:=[.$E$6]*[.C22]+[.$E$7]+[.E22]" table:style-name="ce3">
            <text:p>25.67</text:p>
          </table:table-cell>
          <table:table-cell office:value-type="float" office:value="5184" table:formula="of:=[.C22]*[.C22]" table:style-name="ce2">
            <text:p>5184</text:p>
          </table:table-cell>
          <table:table-cell office:value-type="float" office:value="1848.5609728325062" table:formula="of:=[.C22]*[.F22]" table:style-name="ce3">
            <text:p>1848.56</text:p>
          </table:table-cell>
          <table:table-cell office:value-type="float" office:value="21.062907487744468" table:formula="of:=[.$D$6]*[.C22]+[.$D$7]" table:style-name="ce3">
            <text:p>21.0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77" table:formula="of:=[.C22]+5" table:style-name="ce2">
            <text:p>77</text:p>
          </table:table-cell>
          <table:table-cell office:value-type="float" office:value="25" table:formula="of:=[.$E$6]*[.C23]+[.$E$7]" table:style-name="ce3">
            <text:p>25.00</text:p>
          </table:table-cell>
          <table:table-cell office:value-type="float" office:value="-5.344558511422262" table:formula="of:=RAND()*2*[.$E$8]-[.$E$8]" table:style-name="ce3">
            <text:p>-5.34</text:p>
          </table:table-cell>
          <table:table-cell office:value-type="float" office:value="19.655441488577736" table:formula="of:=[.$E$6]*[.C23]+[.$E$7]+[.E23]" table:style-name="ce3">
            <text:p>19.66</text:p>
          </table:table-cell>
          <table:table-cell office:value-type="float" office:value="5929" table:formula="of:=[.C23]*[.C23]" table:style-name="ce2">
            <text:p>5929</text:p>
          </table:table-cell>
          <table:table-cell office:value-type="float" office:value="1513.4689946204858" table:formula="of:=[.C23]*[.F23]" table:style-name="ce3">
            <text:p>1513.47</text:p>
          </table:table-cell>
          <table:table-cell office:value-type="float" office:value="23.908706396700445" table:formula="of:=[.$D$6]*[.C23]+[.$D$7]" table:style-name="ce3">
            <text:p>23.9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82" table:formula="of:=[.C23]+5" table:style-name="ce2">
            <text:p>82</text:p>
          </table:table-cell>
          <table:table-cell office:value-type="float" office:value="27.777777777777779" table:formula="of:=[.$E$6]*[.C24]+[.$E$7]" table:style-name="ce3">
            <text:p>27.78</text:p>
          </table:table-cell>
          <table:table-cell office:value-type="float" office:value="-3.1832966244174443" table:formula="of:=RAND()*2*[.$E$8]-[.$E$8]" table:style-name="ce3">
            <text:p>-3.18</text:p>
          </table:table-cell>
          <table:table-cell office:value-type="float" office:value="24.594481153360334" table:formula="of:=[.$E$6]*[.C24]+[.$E$7]+[.E24]" table:style-name="ce3">
            <text:p>24.59</text:p>
          </table:table-cell>
          <table:table-cell office:value-type="float" office:value="6724" table:formula="of:=[.C24]*[.C24]" table:style-name="ce2">
            <text:p>6724</text:p>
          </table:table-cell>
          <table:table-cell office:value-type="float" office:value="2016.7474545755474" table:formula="of:=[.C24]*[.F24]" table:style-name="ce3">
            <text:p>2016.75</text:p>
          </table:table-cell>
          <table:table-cell office:value-type="float" office:value="26.754505305656423" table:formula="of:=[.$D$6]*[.C24]+[.$D$7]" table:style-name="ce3">
            <text:p>26.7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87" table:formula="of:=[.C24]+5" table:style-name="ce2">
            <text:p>87</text:p>
          </table:table-cell>
          <table:table-cell office:value-type="float" office:value="30.555555555555557" table:formula="of:=[.$E$6]*[.C25]+[.$E$7]" table:style-name="ce3">
            <text:p>30.56</text:p>
          </table:table-cell>
          <table:table-cell office:value-type="float" office:value="1.6393087840771692" table:formula="of:=RAND()*2*[.$E$8]-[.$E$8]" table:style-name="ce3">
            <text:p>1.64</text:p>
          </table:table-cell>
          <table:table-cell office:value-type="float" office:value="32.19486433963273" table:formula="of:=[.$E$6]*[.C25]+[.$E$7]+[.E25]" table:style-name="ce3">
            <text:p>32.19</text:p>
          </table:table-cell>
          <table:table-cell office:value-type="float" office:value="7569" table:formula="of:=[.C25]*[.C25]" table:style-name="ce2">
            <text:p>7569</text:p>
          </table:table-cell>
          <table:table-cell office:value-type="float" office:value="2800.9531975480477" table:formula="of:=[.C25]*[.F25]" table:style-name="ce3">
            <text:p>2800.95</text:p>
          </table:table-cell>
          <table:table-cell office:value-type="float" office:value="29.6003042146124" table:formula="of:=[.$D$6]*[.C25]+[.$D$7]" table:style-name="ce3">
            <text:p>29.6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92" table:formula="of:=[.C25]+5" table:style-name="ce2">
            <text:p>92</text:p>
          </table:table-cell>
          <table:table-cell office:value-type="float" office:value="33.333333333333336" table:formula="of:=[.$E$6]*[.C26]+[.$E$7]" table:style-name="ce3">
            <text:p>33.33</text:p>
          </table:table-cell>
          <table:table-cell office:value-type="float" office:value="5.3198907810604101" table:formula="of:=RAND()*2*[.$E$8]-[.$E$8]" table:style-name="ce3">
            <text:p>5.32</text:p>
          </table:table-cell>
          <table:table-cell office:value-type="float" office:value="38.653224114393744" table:formula="of:=[.$E$6]*[.C26]+[.$E$7]+[.E26]" table:style-name="ce3">
            <text:p>38.65</text:p>
          </table:table-cell>
          <table:table-cell office:value-type="float" office:value="8464" table:formula="of:=[.C26]*[.C26]" table:style-name="ce2">
            <text:p>8464</text:p>
          </table:table-cell>
          <table:table-cell office:value-type="float" office:value="3556.0966185242246" table:formula="of:=[.C26]*[.F26]" table:style-name="ce3">
            <text:p>3556.10</text:p>
          </table:table-cell>
          <table:table-cell office:value-type="float" office:value="32.446103123568378" table:formula="of:=[.$D$6]*[.C26]+[.$D$7]" table:style-name="ce3">
            <text:p>32.4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97" table:formula="of:=[.C26]+5" table:style-name="ce2">
            <text:p>97</text:p>
          </table:table-cell>
          <table:table-cell office:value-type="float" office:value="36.111111111111114" table:formula="of:=[.$E$6]*[.C27]+[.$E$7]" table:style-name="ce3">
            <text:p>36.11</text:p>
          </table:table-cell>
          <table:table-cell office:value-type="float" office:value="1.5982356749958235" table:formula="of:=RAND()*2*[.$E$8]-[.$E$8]" table:style-name="ce3">
            <text:p>1.60</text:p>
          </table:table-cell>
          <table:table-cell office:value-type="float" office:value="37.709346786106934" table:formula="of:=[.$E$6]*[.C27]+[.$E$7]+[.E27]" table:style-name="ce3">
            <text:p>37.71</text:p>
          </table:table-cell>
          <table:table-cell office:value-type="float" office:value="9409" table:formula="of:=[.C27]*[.C27]" table:style-name="ce2">
            <text:p>9409</text:p>
          </table:table-cell>
          <table:table-cell office:value-type="float" office:value="3657.8066382523725" table:formula="of:=[.C27]*[.F27]" table:style-name="ce3">
            <text:p>3657.81</text:p>
          </table:table-cell>
          <table:table-cell office:value-type="float" office:value="35.291902032524355" table:formula="of:=[.$D$6]*[.C27]+[.$D$7]" table:style-name="ce3">
            <text:p>35.2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102" table:formula="of:=[.C27]+5" table:style-name="ce2">
            <text:p>102</text:p>
          </table:table-cell>
          <table:table-cell office:value-type="float" office:value="38.888888888888893" table:formula="of:=[.$E$6]*[.C28]+[.$E$7]" table:style-name="ce3">
            <text:p>38.89</text:p>
          </table:table-cell>
          <table:table-cell office:value-type="float" office:value="-1.083324298470318" table:formula="of:=RAND()*2*[.$E$8]-[.$E$8]" table:style-name="ce3">
            <text:p>-1.08</text:p>
          </table:table-cell>
          <table:table-cell office:value-type="float" office:value="37.805564590418577" table:formula="of:=[.$E$6]*[.C28]+[.$E$7]+[.E28]" table:style-name="ce3">
            <text:p>37.81</text:p>
          </table:table-cell>
          <table:table-cell office:value-type="float" office:value="10404" table:formula="of:=[.C28]*[.C28]" table:style-name="ce2">
            <text:p>10404</text:p>
          </table:table-cell>
          <table:table-cell office:value-type="float" office:value="3856.167588222695" table:formula="of:=[.C28]*[.F28]" table:style-name="ce3">
            <text:p>3856.17</text:p>
          </table:table-cell>
          <table:table-cell office:value-type="float" office:value="38.137700941480333" table:formula="of:=[.$D$6]*[.C28]+[.$D$7]" table:style-name="ce3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107" table:formula="of:=[.C28]+5" table:style-name="ce2">
            <text:p>107</text:p>
          </table:table-cell>
          <table:table-cell office:value-type="float" office:value="41.666666666666671" table:formula="of:=[.$E$6]*[.C29]+[.$E$7]" table:style-name="ce3">
            <text:p>41.67</text:p>
          </table:table-cell>
          <table:table-cell office:value-type="float" office:value="-9.4937083361537145" table:formula="of:=RAND()*2*[.$E$8]-[.$E$8]" table:style-name="ce3">
            <text:p>-9.49</text:p>
          </table:table-cell>
          <table:table-cell office:value-type="float" office:value="32.172958330512955" table:formula="of:=[.$E$6]*[.C29]+[.$E$7]+[.E29]" table:style-name="ce3">
            <text:p>32.17</text:p>
          </table:table-cell>
          <table:table-cell office:value-type="float" office:value="11449" table:formula="of:=[.C29]*[.C29]" table:style-name="ce2">
            <text:p>11449</text:p>
          </table:table-cell>
          <table:table-cell office:value-type="float" office:value="3442.5065413648863" table:formula="of:=[.C29]*[.F29]" table:style-name="ce3">
            <text:p>3442.51</text:p>
          </table:table-cell>
          <table:table-cell office:value-type="float" office:value="40.98349985043631" table:formula="of:=[.$D$6]*[.C29]+[.$D$7]" table:style-name="ce3">
            <text:p>40.9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float" office:value="112" table:formula="of:=[.C29]+5" table:style-name="ce2">
            <text:p>112</text:p>
          </table:table-cell>
          <table:table-cell office:value-type="float" office:value="44.44444444444445" table:formula="of:=[.$E$6]*[.C30]+[.$E$7]" table:style-name="ce3">
            <text:p>44.44</text:p>
          </table:table-cell>
          <table:table-cell office:value-type="float" office:value="-9.0447658176551027" table:formula="of:=RAND()*2*[.$E$8]-[.$E$8]" table:style-name="ce3">
            <text:p>-9.04</text:p>
          </table:table-cell>
          <table:table-cell office:value-type="float" office:value="35.399678626789346" table:formula="of:=[.$E$6]*[.C30]+[.$E$7]+[.E30]" table:style-name="ce3">
            <text:p>35.40</text:p>
          </table:table-cell>
          <table:table-cell office:value-type="float" office:value="12544" table:formula="of:=[.C30]*[.C30]" table:style-name="ce2">
            <text:p>12544</text:p>
          </table:table-cell>
          <table:table-cell office:value-type="float" office:value="3964.7640062004066" table:formula="of:=[.C30]*[.F30]" table:style-name="ce3">
            <text:p>3964.76</text:p>
          </table:table-cell>
          <table:table-cell office:value-type="float" office:value="43.829298759392294" table:formula="of:=[.$D$6]*[.C30]+[.$D$7]" table:style-name="ce3">
            <text:p>43.8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8" table:style-name="ce2">
            <text:p>18</text:p>
          </table:table-cell>
          <table:table-cell office:value-type="float" office:value="117" table:formula="of:=[.C30]+5" table:style-name="ce2">
            <text:p>117</text:p>
          </table:table-cell>
          <table:table-cell office:value-type="float" office:value="47.222222222222221" table:formula="of:=[.$E$6]*[.C31]+[.$E$7]" table:style-name="ce3">
            <text:p>47.22</text:p>
          </table:table-cell>
          <table:table-cell office:value-type="float" office:value="9.9651117371224807" table:formula="of:=RAND()*2*[.$E$8]-[.$E$8]" table:style-name="ce3">
            <text:p>9.97</text:p>
          </table:table-cell>
          <table:table-cell office:value-type="float" office:value="57.187333959344699" table:formula="of:=[.$E$6]*[.C31]+[.$E$7]+[.E31]" table:style-name="ce3">
            <text:p>57.19</text:p>
          </table:table-cell>
          <table:table-cell office:value-type="float" office:value="13689" table:formula="of:=[.C31]*[.C31]" table:style-name="ce2">
            <text:p>13689</text:p>
          </table:table-cell>
          <table:table-cell office:value-type="float" office:value="6690.9180732433297" table:formula="of:=[.C31]*[.F31]" table:style-name="ce3">
            <text:p>6690.92</text:p>
          </table:table-cell>
          <table:table-cell office:value-type="float" office:value="46.675097668348265" table:formula="of:=[.$D$6]*[.C31]+[.$D$7]" table:style-name="ce3">
            <text:p>46.6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float" office:value="122" table:formula="of:=[.C31]+5" table:style-name="ce2">
            <text:p>122</text:p>
          </table:table-cell>
          <table:table-cell office:value-type="float" office:value="50.000000000000007" table:formula="of:=[.$E$6]*[.C32]+[.$E$7]" table:style-name="ce3">
            <text:p>50.00</text:p>
          </table:table-cell>
          <table:table-cell office:value-type="float" office:value="-8.7505677562609421" table:formula="of:=RAND()*2*[.$E$8]-[.$E$8]" table:style-name="ce3">
            <text:p>-8.75</text:p>
          </table:table-cell>
          <table:table-cell office:value-type="float" office:value="41.249432243739065" table:formula="of:=[.$E$6]*[.C32]+[.$E$7]+[.E32]" table:style-name="ce3">
            <text:p>41.25</text:p>
          </table:table-cell>
          <table:table-cell office:value-type="float" office:value="14884" table:formula="of:=[.C32]*[.C32]" table:style-name="ce2">
            <text:p>14884</text:p>
          </table:table-cell>
          <table:table-cell office:value-type="float" office:value="5032.4307337361661" table:formula="of:=[.C32]*[.F32]" table:style-name="ce3">
            <text:p>5032.43</text:p>
          </table:table-cell>
          <table:table-cell office:value-type="float" office:value="49.520896577304249" table:formula="of:=[.$D$6]*[.C32]+[.$D$7]" table:style-name="ce3">
            <text:p>49.5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27" table:formula="of:=[.C32]+5" table:style-name="ce2">
            <text:p>127</text:p>
          </table:table-cell>
          <table:table-cell office:value-type="float" office:value="52.777777777777779" table:formula="of:=[.$E$6]*[.C33]+[.$E$7]" table:style-name="ce3">
            <text:p>52.78</text:p>
          </table:table-cell>
          <table:table-cell office:value-type="float" office:value="-4.1344198158723611" table:formula="of:=RAND()*2*[.$E$8]-[.$E$8]" table:style-name="ce3">
            <text:p>-4.13</text:p>
          </table:table-cell>
          <table:table-cell office:value-type="float" office:value="48.643357961905416" table:formula="of:=[.$E$6]*[.C33]+[.$E$7]+[.E33]" table:style-name="ce3">
            <text:p>48.64</text:p>
          </table:table-cell>
          <table:table-cell office:value-type="float" office:value="16129" table:formula="of:=[.C33]*[.C33]" table:style-name="ce2">
            <text:p>16129</text:p>
          </table:table-cell>
          <table:table-cell office:value-type="float" office:value="6177.706461161988" table:formula="of:=[.C33]*[.F33]" table:style-name="ce3">
            <text:p>6177.71</text:p>
          </table:table-cell>
          <table:table-cell office:value-type="float" office:value="52.36669548626022" table:formula="of:=[.$D$6]*[.C33]+[.$D$7]" table:style-name="ce3">
            <text:p>52.3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1" table:style-name="ce2">
            <text:p>21</text:p>
          </table:table-cell>
          <table:table-cell office:value-type="float" office:value="132" table:formula="of:=[.C33]+5" table:style-name="ce2">
            <text:p>132</text:p>
          </table:table-cell>
          <table:table-cell office:value-type="float" office:value="55.555555555555564" table:formula="of:=[.$E$6]*[.C34]+[.$E$7]" table:style-name="ce3">
            <text:p>55.56</text:p>
          </table:table-cell>
          <table:table-cell office:value-type="float" office:value="0.975108358733765" table:formula="of:=RAND()*2*[.$E$8]-[.$E$8]" table:style-name="ce3">
            <text:p>0.98</text:p>
          </table:table-cell>
          <table:table-cell office:value-type="float" office:value="56.530663914289327" table:formula="of:=[.$E$6]*[.C34]+[.$E$7]+[.E34]" table:style-name="ce3">
            <text:p>56.53</text:p>
          </table:table-cell>
          <table:table-cell office:value-type="float" office:value="17424" table:formula="of:=[.C34]*[.C34]" table:style-name="ce2">
            <text:p>17424</text:p>
          </table:table-cell>
          <table:table-cell office:value-type="float" office:value="7462.0476366861913" table:formula="of:=[.C34]*[.F34]" table:style-name="ce3">
            <text:p>7462.05</text:p>
          </table:table-cell>
          <table:table-cell office:value-type="float" office:value="55.212494395216204" table:formula="of:=[.$D$6]*[.C34]+[.$D$7]" table:style-name="ce3">
            <text:p>55.2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2" table:style-name="ce2">
            <text:p>22</text:p>
          </table:table-cell>
          <table:table-cell office:value-type="float" office:value="137" table:formula="of:=[.C34]+5" table:style-name="ce2">
            <text:p>137</text:p>
          </table:table-cell>
          <table:table-cell office:value-type="float" office:value="58.333333333333336" table:formula="of:=[.$E$6]*[.C35]+[.$E$7]" table:style-name="ce3">
            <text:p>58.33</text:p>
          </table:table-cell>
          <table:table-cell office:value-type="float" office:value="-9.4905535468357538" table:formula="of:=RAND()*2*[.$E$8]-[.$E$8]" table:style-name="ce3">
            <text:p>-9.49</text:p>
          </table:table-cell>
          <table:table-cell office:value-type="float" office:value="48.84277978649758" table:formula="of:=[.$E$6]*[.C35]+[.$E$7]+[.E35]" table:style-name="ce3">
            <text:p>48.84</text:p>
          </table:table-cell>
          <table:table-cell office:value-type="float" office:value="18769" table:formula="of:=[.C35]*[.C35]" table:style-name="ce2">
            <text:p>18769</text:p>
          </table:table-cell>
          <table:table-cell office:value-type="float" office:value="6691.4608307501685" table:formula="of:=[.C35]*[.F35]" table:style-name="ce3">
            <text:p>6691.46</text:p>
          </table:table-cell>
          <table:table-cell office:value-type="float" office:value="58.058293304172174" table:formula="of:=[.$D$6]*[.C35]+[.$D$7]" table:style-name="ce3">
            <text:p>58.0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3" table:style-name="ce2">
            <text:p>23</text:p>
          </table:table-cell>
          <table:table-cell office:value-type="float" office:value="142" table:formula="of:=[.C35]+5" table:style-name="ce2">
            <text:p>142</text:p>
          </table:table-cell>
          <table:table-cell office:value-type="float" office:value="61.111111111111107" table:formula="of:=[.$E$6]*[.C36]+[.$E$7]" table:style-name="ce3">
            <text:p>61.11</text:p>
          </table:table-cell>
          <table:table-cell office:value-type="float" office:value="7.5327726367600256" table:formula="of:=RAND()*2*[.$E$8]-[.$E$8]" table:style-name="ce3">
            <text:p>7.53</text:p>
          </table:table-cell>
          <table:table-cell office:value-type="float" office:value="68.643883747871129" table:formula="of:=[.$E$6]*[.C36]+[.$E$7]+[.E36]" table:style-name="ce3">
            <text:p>68.64</text:p>
          </table:table-cell>
          <table:table-cell office:value-type="float" office:value="20164" table:formula="of:=[.C36]*[.C36]" table:style-name="ce2">
            <text:p>20164</text:p>
          </table:table-cell>
          <table:table-cell office:value-type="float" office:value="9747.4314921977002" table:formula="of:=[.C36]*[.F36]" table:style-name="ce3">
            <text:p>9747.43</text:p>
          </table:table-cell>
          <table:table-cell office:value-type="float" office:value="60.904092213128159" table:formula="of:=[.$D$6]*[.C36]+[.$D$7]" table:style-name="ce3">
            <text:p>60.9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4" table:style-name="ce2">
            <text:p>24</text:p>
          </table:table-cell>
          <table:table-cell office:value-type="float" office:value="147" table:formula="of:=[.C36]+5" table:style-name="ce2">
            <text:p>147</text:p>
          </table:table-cell>
          <table:table-cell office:value-type="float" office:value="63.888888888888893" table:formula="of:=[.$E$6]*[.C37]+[.$E$7]" table:style-name="ce3">
            <text:p>63.89</text:p>
          </table:table-cell>
          <table:table-cell office:value-type="float" office:value="6.8835879207710988" table:formula="of:=RAND()*2*[.$E$8]-[.$E$8]" table:style-name="ce3">
            <text:p>6.88</text:p>
          </table:table-cell>
          <table:table-cell office:value-type="float" office:value="70.772476809659992" table:formula="of:=[.$E$6]*[.C37]+[.$E$7]+[.E37]" table:style-name="ce3">
            <text:p>70.77</text:p>
          </table:table-cell>
          <table:table-cell office:value-type="float" office:value="21609" table:formula="of:=[.C37]*[.C37]" table:style-name="ce2">
            <text:p>21609</text:p>
          </table:table-cell>
          <table:table-cell office:value-type="float" office:value="10403.554091020018" table:formula="of:=[.C37]*[.F37]" table:style-name="ce3">
            <text:p>10403.55</text:p>
          </table:table-cell>
          <table:table-cell office:value-type="float" office:value="63.749891122084129" table:formula="of:=[.$D$6]*[.C37]+[.$D$7]" table:style-name="ce3">
            <text:p>63.7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152" table:formula="of:=[.C37]+5" table:style-name="ce2">
            <text:p>152</text:p>
          </table:table-cell>
          <table:table-cell office:value-type="float" office:value="66.666666666666657" table:formula="of:=[.$E$6]*[.C38]+[.$E$7]" table:style-name="ce3">
            <text:p>66.67</text:p>
          </table:table-cell>
          <table:table-cell office:value-type="float" office:value="-3.6995826127222049" table:formula="of:=RAND()*2*[.$E$8]-[.$E$8]" table:style-name="ce3">
            <text:p>-3.70</text:p>
          </table:table-cell>
          <table:table-cell office:value-type="float" office:value="62.967084053944454" table:formula="of:=[.$E$6]*[.C38]+[.$E$7]+[.E38]" table:style-name="ce3">
            <text:p>62.97</text:p>
          </table:table-cell>
          <table:table-cell office:value-type="float" office:value="23104" table:formula="of:=[.C38]*[.C38]" table:style-name="ce2">
            <text:p>23104</text:p>
          </table:table-cell>
          <table:table-cell office:value-type="float" office:value="9570.9967761995576" table:formula="of:=[.C38]*[.F38]" table:style-name="ce3">
            <text:p>9571.00</text:p>
          </table:table-cell>
          <table:table-cell office:value-type="float" office:value="66.595690031040107" table:formula="of:=[.$D$6]*[.C38]+[.$D$7]" table:style-name="ce3">
            <text:p>66.6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6" table:style-name="ce2">
            <text:p>26</text:p>
          </table:table-cell>
          <table:table-cell office:value-type="float" office:value="157" table:formula="of:=[.C38]+5" table:style-name="ce2">
            <text:p>157</text:p>
          </table:table-cell>
          <table:table-cell office:value-type="float" office:value="69.444444444444457" table:formula="of:=[.$E$6]*[.C39]+[.$E$7]" table:style-name="ce3">
            <text:p>69.44</text:p>
          </table:table-cell>
          <table:table-cell office:value-type="float" office:value="1.7761480601086106" table:formula="of:=RAND()*2*[.$E$8]-[.$E$8]" table:style-name="ce3">
            <text:p>1.78</text:p>
          </table:table-cell>
          <table:table-cell office:value-type="float" office:value="71.220592504553068" table:formula="of:=[.$E$6]*[.C39]+[.$E$7]+[.E39]" table:style-name="ce3">
            <text:p>71.22</text:p>
          </table:table-cell>
          <table:table-cell office:value-type="float" office:value="24649" table:formula="of:=[.C39]*[.C39]" table:style-name="ce2">
            <text:p>24649</text:p>
          </table:table-cell>
          <table:table-cell office:value-type="float" office:value="11181.633023214832" table:formula="of:=[.C39]*[.F39]" table:style-name="ce3">
            <text:p>11181.63</text:p>
          </table:table-cell>
          <table:table-cell office:value-type="float" office:value="69.441488939996077" table:formula="of:=[.$D$6]*[.C39]+[.$D$7]" table:style-name="ce3">
            <text:p>69.4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7" table:style-name="ce2">
            <text:p>27</text:p>
          </table:table-cell>
          <table:table-cell office:value-type="float" office:value="162" table:formula="of:=[.C39]+5" table:style-name="ce2">
            <text:p>162</text:p>
          </table:table-cell>
          <table:table-cell office:value-type="float" office:value="72.222222222222229" table:formula="of:=[.$E$6]*[.C40]+[.$E$7]" table:style-name="ce3">
            <text:p>72.22</text:p>
          </table:table-cell>
          <table:table-cell office:value-type="float" office:value="2.7124150611835383" table:formula="of:=RAND()*2*[.$E$8]-[.$E$8]" table:style-name="ce3">
            <text:p>2.71</text:p>
          </table:table-cell>
          <table:table-cell office:value-type="float" office:value="74.934637283405763" table:formula="of:=[.$E$6]*[.C40]+[.$E$7]+[.E40]" table:style-name="ce3">
            <text:p>74.93</text:p>
          </table:table-cell>
          <table:table-cell office:value-type="float" office:value="26244" table:formula="of:=[.C40]*[.C40]" table:style-name="ce2">
            <text:p>26244</text:p>
          </table:table-cell>
          <table:table-cell office:value-type="float" office:value="12139.411239911733" table:formula="of:=[.C40]*[.F40]" table:style-name="ce3">
            <text:p>12139.41</text:p>
          </table:table-cell>
          <table:table-cell office:value-type="float" office:value="72.287287848952076" table:formula="of:=[.$D$6]*[.C40]+[.$D$7]" table:style-name="ce3">
            <text:p>72.2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2">
            <text:p>28</text:p>
          </table:table-cell>
          <table:table-cell office:value-type="float" office:value="167" table:formula="of:=[.C40]+5" table:style-name="ce2">
            <text:p>167</text:p>
          </table:table-cell>
          <table:table-cell office:value-type="float" office:value="75" table:formula="of:=[.$E$6]*[.C41]+[.$E$7]" table:style-name="ce3">
            <text:p>75.00</text:p>
          </table:table-cell>
          <table:table-cell office:value-type="float" office:value="-7.0957105370173146" table:formula="of:=RAND()*2*[.$E$8]-[.$E$8]" table:style-name="ce3">
            <text:p>-7.10</text:p>
          </table:table-cell>
          <table:table-cell office:value-type="float" office:value="67.904289462982689" table:formula="of:=[.$E$6]*[.C41]+[.$E$7]+[.E41]" table:style-name="ce3">
            <text:p>67.90</text:p>
          </table:table-cell>
          <table:table-cell office:value-type="float" office:value="27889" table:formula="of:=[.C41]*[.C41]" table:style-name="ce2">
            <text:p>27889</text:p>
          </table:table-cell>
          <table:table-cell office:value-type="float" office:value="11340.016340318109" table:formula="of:=[.C41]*[.F41]" table:style-name="ce3">
            <text:p>11340.02</text:p>
          </table:table-cell>
          <table:table-cell office:value-type="float" office:value="75.133086757908046" table:formula="of:=[.$D$6]*[.C41]+[.$D$7]" table:style-name="ce3">
            <text:p>75.1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9" table:style-name="ce2">
            <text:p>29</text:p>
          </table:table-cell>
          <table:table-cell office:value-type="float" office:value="172" table:formula="of:=[.C41]+5" table:style-name="ce2">
            <text:p>172</text:p>
          </table:table-cell>
          <table:table-cell office:value-type="float" office:value="77.777777777777771" table:formula="of:=[.$E$6]*[.C42]+[.$E$7]" table:style-name="ce3">
            <text:p>77.78</text:p>
          </table:table-cell>
          <table:table-cell office:value-type="float" office:value="-4.2996405246593294" table:formula="of:=RAND()*2*[.$E$8]-[.$E$8]" table:style-name="ce3">
            <text:p>-4.30</text:p>
          </table:table-cell>
          <table:table-cell office:value-type="float" office:value="73.478137253118447" table:formula="of:=[.$E$6]*[.C42]+[.$E$7]+[.E42]" table:style-name="ce3">
            <text:p>73.48</text:p>
          </table:table-cell>
          <table:table-cell office:value-type="float" office:value="29584" table:formula="of:=[.C42]*[.C42]" table:style-name="ce2">
            <text:p>29584</text:p>
          </table:table-cell>
          <table:table-cell office:value-type="float" office:value="12638.239607536372" table:formula="of:=[.C42]*[.F42]" table:style-name="ce3">
            <text:p>12638.24</text:p>
          </table:table-cell>
          <table:table-cell office:value-type="float" office:value="77.978885666864016" table:formula="of:=[.$D$6]*[.C42]+[.$D$7]" table:style-name="ce3">
            <text:p>77.9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177" table:formula="of:=[.C42]+5" table:style-name="ce2">
            <text:p>177</text:p>
          </table:table-cell>
          <table:table-cell office:value-type="float" office:value="80.555555555555571" table:formula="of:=[.$E$6]*[.C43]+[.$E$7]" table:style-name="ce3">
            <text:p>80.56</text:p>
          </table:table-cell>
          <table:table-cell office:value-type="float" office:value="3.2968538728631778" table:formula="of:=RAND()*2*[.$E$8]-[.$E$8]" table:style-name="ce3">
            <text:p>3.30</text:p>
          </table:table-cell>
          <table:table-cell office:value-type="float" office:value="83.852409428418753" table:formula="of:=[.$E$6]*[.C43]+[.$E$7]+[.E43]" table:style-name="ce3">
            <text:p>83.85</text:p>
          </table:table-cell>
          <table:table-cell office:value-type="float" office:value="31329" table:formula="of:=[.C43]*[.C43]" table:style-name="ce2">
            <text:p>31329</text:p>
          </table:table-cell>
          <table:table-cell office:value-type="float" office:value="14841.87646883012" table:formula="of:=[.C43]*[.F43]" table:style-name="ce3">
            <text:p>14841.88</text:p>
          </table:table-cell>
          <table:table-cell office:value-type="float" office:value="80.824684575819987" table:formula="of:=[.$D$6]*[.C43]+[.$D$7]" table:style-name="ce3">
            <text:p>80.8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1" table:style-name="ce2">
            <text:p>31</text:p>
          </table:table-cell>
          <table:table-cell office:value-type="float" office:value="182" table:formula="of:=[.C43]+5" table:style-name="ce2">
            <text:p>182</text:p>
          </table:table-cell>
          <table:table-cell office:value-type="float" office:value="83.333333333333343" table:formula="of:=[.$E$6]*[.C44]+[.$E$7]" table:style-name="ce3">
            <text:p>83.33</text:p>
          </table:table-cell>
          <table:table-cell office:value-type="float" office:value="-4.0979707981529696" table:formula="of:=RAND()*2*[.$E$8]-[.$E$8]" table:style-name="ce3">
            <text:p>-4.10</text:p>
          </table:table-cell>
          <table:table-cell office:value-type="float" office:value="79.235362535180371" table:formula="of:=[.$E$6]*[.C44]+[.$E$7]+[.E44]" table:style-name="ce3">
            <text:p>79.24</text:p>
          </table:table-cell>
          <table:table-cell office:value-type="float" office:value="33124" table:formula="of:=[.C44]*[.C44]" table:style-name="ce2">
            <text:p>33124</text:p>
          </table:table-cell>
          <table:table-cell office:value-type="float" office:value="14420.835981402828" table:formula="of:=[.C44]*[.F44]" table:style-name="ce3">
            <text:p>14420.84</text:p>
          </table:table-cell>
          <table:table-cell office:value-type="float" office:value="83.670483484775986" table:formula="of:=[.$D$6]*[.C44]+[.$D$7]" table:style-name="ce3">
            <text:p>83.6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2" table:style-name="ce2">
            <text:p>32</text:p>
          </table:table-cell>
          <table:table-cell office:value-type="float" office:value="187" table:formula="of:=[.C44]+5" table:style-name="ce2">
            <text:p>187</text:p>
          </table:table-cell>
          <table:table-cell office:value-type="float" office:value="86.111111111111114" table:formula="of:=[.$E$6]*[.C45]+[.$E$7]" table:style-name="ce3">
            <text:p>86.11</text:p>
          </table:table-cell>
          <table:table-cell office:value-type="float" office:value="5.2966933505519833" table:formula="of:=RAND()*2*[.$E$8]-[.$E$8]" table:style-name="ce3">
            <text:p>5.30</text:p>
          </table:table-cell>
          <table:table-cell office:value-type="float" office:value="91.40780446166309" table:formula="of:=[.$E$6]*[.C45]+[.$E$7]+[.E45]" table:style-name="ce3">
            <text:p>91.41</text:p>
          </table:table-cell>
          <table:table-cell office:value-type="float" office:value="34969" table:formula="of:=[.C45]*[.C45]" table:style-name="ce2">
            <text:p>34969</text:p>
          </table:table-cell>
          <table:table-cell office:value-type="float" office:value="17093.259434330997" table:formula="of:=[.C45]*[.F45]" table:style-name="ce3">
            <text:p>17093.26</text:p>
          </table:table-cell>
          <table:table-cell office:value-type="float" office:value="86.516282393731956" table:formula="of:=[.$D$6]*[.C45]+[.$D$7]" table:style-name="ce3">
            <text:p>86.5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3" table:style-name="ce2">
            <text:p>33</text:p>
          </table:table-cell>
          <table:table-cell office:value-type="float" office:value="192" table:formula="of:=[.C45]+5" table:style-name="ce2">
            <text:p>192</text:p>
          </table:table-cell>
          <table:table-cell office:value-type="float" office:value="88.888888888888886" table:formula="of:=[.$E$6]*[.C46]+[.$E$7]" table:style-name="ce3">
            <text:p>88.89</text:p>
          </table:table-cell>
          <table:table-cell office:value-type="float" office:value="9.1603617664774042" table:formula="of:=RAND()*2*[.$E$8]-[.$E$8]" table:style-name="ce3">
            <text:p>9.16</text:p>
          </table:table-cell>
          <table:table-cell office:value-type="float" office:value="98.049250655366293" table:formula="of:=[.$E$6]*[.C46]+[.$E$7]+[.E46]" table:style-name="ce3">
            <text:p>98.05</text:p>
          </table:table-cell>
          <table:table-cell office:value-type="float" office:value="36864" table:formula="of:=[.C46]*[.C46]" table:style-name="ce2">
            <text:p>36864</text:p>
          </table:table-cell>
          <table:table-cell office:value-type="float" office:value="18825.456125830329" table:formula="of:=[.C46]*[.F46]" table:style-name="ce3">
            <text:p>18825.46</text:p>
          </table:table-cell>
          <table:table-cell office:value-type="float" office:value="89.362081302687926" table:formula="of:=[.$D$6]*[.C46]+[.$D$7]" table:style-name="ce3">
            <text:p>89.3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float" office:value="197" table:formula="of:=[.C46]+5" table:style-name="ce2">
            <text:p>197</text:p>
          </table:table-cell>
          <table:table-cell office:value-type="float" office:value="91.666666666666657" table:formula="of:=[.$E$6]*[.C47]+[.$E$7]" table:style-name="ce3">
            <text:p>91.67</text:p>
          </table:table-cell>
          <table:table-cell office:value-type="float" office:value="-8.0134459503446962" table:formula="of:=RAND()*2*[.$E$8]-[.$E$8]" table:style-name="ce3">
            <text:p>-8.01</text:p>
          </table:table-cell>
          <table:table-cell office:value-type="float" office:value="83.653220716321954" table:formula="of:=[.$E$6]*[.C47]+[.$E$7]+[.E47]" table:style-name="ce3">
            <text:p>83.65</text:p>
          </table:table-cell>
          <table:table-cell office:value-type="float" office:value="38809" table:formula="of:=[.C47]*[.C47]" table:style-name="ce2">
            <text:p>38809</text:p>
          </table:table-cell>
          <table:table-cell office:value-type="float" office:value="16479.684481115426" table:formula="of:=[.C47]*[.F47]" table:style-name="ce3">
            <text:p>16479.68</text:p>
          </table:table-cell>
          <table:table-cell office:value-type="float" office:value="92.207880211643925" table:formula="of:=[.$D$6]*[.C47]+[.$D$7]" table:style-name="ce3">
            <text:p>92.2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float" office:value="202" table:formula="of:=[.C47]+5" table:style-name="ce2">
            <text:p>202</text:p>
          </table:table-cell>
          <table:table-cell office:value-type="float" office:value="94.444444444444457" table:formula="of:=[.$E$6]*[.C48]+[.$E$7]" table:style-name="ce3">
            <text:p>94.44</text:p>
          </table:table-cell>
          <table:table-cell office:value-type="float" office:value="-4.88679668017636" table:formula="of:=RAND()*2*[.$E$8]-[.$E$8]" table:style-name="ce3">
            <text:p>-4.89</text:p>
          </table:table-cell>
          <table:table-cell office:value-type="float" office:value="89.557647764268097" table:formula="of:=[.$E$6]*[.C48]+[.$E$7]+[.E48]" table:style-name="ce3">
            <text:p>89.56</text:p>
          </table:table-cell>
          <table:table-cell office:value-type="float" office:value="40804" table:formula="of:=[.C48]*[.C48]" table:style-name="ce2">
            <text:p>40804</text:p>
          </table:table-cell>
          <table:table-cell office:value-type="float" office:value="18090.644848382155" table:formula="of:=[.C48]*[.F48]" table:style-name="ce3">
            <text:p>18090.64</text:p>
          </table:table-cell>
          <table:table-cell office:value-type="float" office:value="95.053679120599895" table:formula="of:=[.$D$6]*[.C48]+[.$D$7]" table:style-name="ce3">
            <text:p>95.0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6" table:style-name="ce2">
            <text:p>36</text:p>
          </table:table-cell>
          <table:table-cell office:value-type="float" office:value="207" table:formula="of:=[.C48]+5" table:style-name="ce2">
            <text:p>207</text:p>
          </table:table-cell>
          <table:table-cell office:value-type="float" office:value="97.222222222222229" table:formula="of:=[.$E$6]*[.C49]+[.$E$7]" table:style-name="ce3">
            <text:p>97.22</text:p>
          </table:table-cell>
          <table:table-cell office:value-type="float" office:value="1.9041179255203176" table:formula="of:=RAND()*2*[.$E$8]-[.$E$8]" table:style-name="ce3">
            <text:p>1.90</text:p>
          </table:table-cell>
          <table:table-cell office:value-type="float" office:value="99.126340147742553" table:formula="of:=[.$E$6]*[.C49]+[.$E$7]+[.E49]" table:style-name="ce3">
            <text:p>99.13</text:p>
          </table:table-cell>
          <table:table-cell office:value-type="float" office:value="42849" table:formula="of:=[.C49]*[.C49]" table:style-name="ce2">
            <text:p>42849</text:p>
          </table:table-cell>
          <table:table-cell office:value-type="float" office:value="20519.152410582708" table:formula="of:=[.C49]*[.F49]" table:style-name="ce3">
            <text:p>20519.15</text:p>
          </table:table-cell>
          <table:table-cell office:value-type="float" office:value="97.899478029555866" table:formula="of:=[.$D$6]*[.C49]+[.$D$7]" table:style-name="ce3">
            <text:p>97.9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float" office:value="212" table:formula="of:=[.C49]+5" table:style-name="ce2">
            <text:p>212</text:p>
          </table:table-cell>
          <table:table-cell office:value-type="float" office:value="100" table:formula="of:=[.$E$6]*[.C50]+[.$E$7]" table:style-name="ce3">
            <text:p>100.00</text:p>
          </table:table-cell>
          <table:table-cell office:value-type="float" office:value="9.63576524585417" table:formula="of:=RAND()*2*[.$E$8]-[.$E$8]" table:style-name="ce3">
            <text:p>9.64</text:p>
          </table:table-cell>
          <table:table-cell office:value-type="float" office:value="109.63576524585417" table:formula="of:=[.$E$6]*[.C50]+[.$E$7]+[.E50]" table:style-name="ce3">
            <text:p>109.64</text:p>
          </table:table-cell>
          <table:table-cell office:value-type="float" office:value="44944" table:formula="of:=[.C50]*[.C50]" table:style-name="ce2">
            <text:p>44944</text:p>
          </table:table-cell>
          <table:table-cell office:value-type="float" office:value="23242.782232121084" table:formula="of:=[.C50]*[.F50]" table:style-name="ce3">
            <text:p>23242.78</text:p>
          </table:table-cell>
          <table:table-cell office:value-type="float" office:value="100.74527693851184" table:formula="of:=[.$D$6]*[.C50]+[.$D$7]" table:style-name="ce3">
            <text:p>100.75</text:p>
          </table:table-cell>
          <table:table-cell table:number-columns-repeated="16375" table:style-name="ce1"/>
        </table:table-row>
        <table:table-row table:number-rows-repeated="3" table:style-name="ro1">
          <table:table-cell/>
          <table:table-cell table:number-columns-repeated="3" table:style-name="ce2"/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2"/>
          <table:table-cell table:number-columns-repeated="3" table:style-name="ce1"/>
          <table:table-cell table:style-name="ce3"/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3"/>
        </table:table-row>
        <table:table-row table:number-rows-repeated="1048522" table:style-name="ro4">
          <table:table-cell table:number-columns-repeated="16384"/>
        </table:table-row>
      </table:table>
      <table:table table:name="PlotData" table:style-name="ta1">
        <table:table-column table:style-name="co1" table:default-cell-style-name="ce1"/>
        <table:table-column table:style-name="co5" table:number-columns-repeated="16383" table:default-cell-style-name="ce1"/>
        <table:table-row table:style-name="ro1">
          <table:table-cell table:style-name="ce1">
            <draw:frame draw:z-index="1" draw:id="id0" draw:style-name="a0" draw:name="Chart 1" svg:x="0in" svg:y="0.03217in" svg:width="9.8012in" svg:height="5.305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RCC RCCD</meta:initial-creator>
    <dc:creator>Fernandez, Danielle</dc:creator>
    <meta:creation-date>2020-03-11T14:12:39Z</meta:creation-date>
    <dc:date>2023-10-21T07:00:51Z</dc:date>
    <meta:editing-cycles>12</meta:editing-cycles>
    <meta:editing-duration>PT1628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interval-major="1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20" chart:origin="0" chart:interval-major="1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81.9959842519685pt" svg:width="705.686377952756pt" chart:style-name="Crt0">
        <chart:title chart:style-name="CT00">
          <text:p text:style-name="a0" text:class-names="" text:cond-style-name="">Least Squares Curve Fi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egree Celsisu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egree Fahrenheit</text:p>
            </chart:title>
            <chart:grid chart:class="major" chart:style-name="GMa1"/>
          </chart:axis>
          <chart:series chart:label-cell-address="LinearCurveFit_YouCanChange.$D$13" chart:values-cell-range-address="LinearCurveFit_YouCanChange.$D$14:.$D$50" chart:class="chart:scatter" chart:attached-axis="primary-y" chart:style-name="G0S0">
            <chart:domain table:cell-range-address="LinearCurveFit_YouCanChange.$C$14:.$C$50"/>
            <chart:data-point chart:repeated="37"/>
          </chart:series>
          <chart:series chart:label-cell-address="LinearCurveFit_YouCanChange.$F$12" chart:values-cell-range-address="LinearCurveFit_YouCanChange.$F$14:.$F$50" chart:class="chart:scatter" chart:attached-axis="primary-y" chart:style-name="G0S1">
            <chart:domain table:cell-range-address="LinearCurveFit_YouCanChange.$C$14:.$C$50"/>
            <chart:data-point chart:repeated="37"/>
          </chart:series>
          <chart:series chart:label-cell-address="LinearCurveFit_YouCanChange.$I$12" chart:values-cell-range-address="LinearCurveFit_YouCanChange.$I$14:.$I$50" chart:class="chart:scatter" chart:attached-axis="primary-y" chart:style-name="G0S2">
            <chart:domain table:cell-range-address="LinearCurveFit_YouCanChange.$C$14:.$C$50"/>
            <chart:data-point chart:repeated="3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